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20" style:family="paragraph">
      <style:paragraph-properties fo:break-before="page"/>
    </style:style>
    <style:style style:name="P2" style:parent-style-name="Normal" style:family="paragraph">
      <style:paragraph-properties fo:margin-bottom="0in" fo:line-height="112%" fo:background-color="#FFFFFF"/>
    </style:style>
    <style:style style:name="T3" style:parent-style-name="DefaultParagraphFont" style:family="text">
      <style:text-properties fo:color="#0000FF"/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color="#267F99"/>
    </style:style>
    <style:style style:name="T6" style:parent-style-name="DefaultParagraphFont" style:family="text">
      <style:text-properties fo:color="#000000"/>
    </style:style>
    <style:style style:name="P7" style:parent-style-name="Normal" style:family="paragraph">
      <style:paragraph-properties fo:margin-bottom="0in" fo:line-height="112%" fo:background-color="#FFFFFF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0000FF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267F99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795E26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267F99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108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267F99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fo:color="#001080"/>
    </style:style>
    <style:style style:name="T22" style:parent-style-name="DefaultParagraphFont" style:family="text">
      <style:text-properties fo:color="#000000"/>
    </style:style>
    <style:style style:name="P23" style:parent-style-name="Normal" style:family="paragraph">
      <style:paragraph-properties fo:margin-bottom="0in" fo:line-height="112%" fo:background-color="#FFFFFF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fo:color="#267F99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1080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fo:color="#098658"/>
    </style:style>
    <style:style style:name="T30" style:parent-style-name="DefaultParagraphFont" style:family="text">
      <style:text-properties fo:color="#000000"/>
    </style:style>
    <style:style style:name="P31" style:parent-style-name="Normal" style:family="paragraph">
      <style:paragraph-properties fo:margin-bottom="0in" fo:line-height="112%" fo:background-color="#FFFFFF"/>
    </style:style>
    <style:style style:name="P32" style:parent-style-name="Normal" style:family="paragraph">
      <style:paragraph-properties fo:margin-bottom="0in" fo:line-height="112%" fo:background-color="#FFFFFF"/>
    </style:style>
    <style:style style:name="T33" style:parent-style-name="DefaultParagraphFont" style:family="text">
      <style:text-properties fo:color="#000000"/>
    </style:style>
    <style:style style:name="T34" style:parent-style-name="DefaultParagraphFont" style:family="text">
      <style:text-properties fo:color="#AF00DB"/>
    </style:style>
    <style:style style:name="T35" style:parent-style-name="DefaultParagraphFont" style:family="text">
      <style:text-properties fo:color="#000000"/>
    </style:style>
    <style:style style:name="T36" style:parent-style-name="DefaultParagraphFont" style:family="text">
      <style:text-properties fo:color="#267F99"/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108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98658"/>
    </style:style>
    <style:style style:name="T41" style:parent-style-name="DefaultParagraphFont" style:family="text">
      <style:text-properties fo:color="#000000"/>
    </style:style>
    <style:style style:name="P42" style:parent-style-name="Normal" style:family="paragraph">
      <style:paragraph-properties fo:margin-bottom="0in" fo:line-height="112%" fo:background-color="#FFFFFF"/>
      <style:text-properties fo:color="#000000"/>
    </style:style>
    <style:style style:name="P43" style:parent-style-name="Normal" style:family="paragraph">
      <style:paragraph-properties fo:margin-bottom="0in" fo:line-height="112%" fo:background-color="#FFFFFF"/>
      <style:text-properties fo:color="#000000"/>
    </style:style>
    <style:style style:name="P44" style:parent-style-name="Normal" style:family="paragraph">
      <style:paragraph-properties fo:margin-bottom="0in" fo:line-height="112%" fo:background-color="#FFFFFF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267F99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fo:color="#001080"/>
    </style:style>
    <style:style style:name="T49" style:parent-style-name="DefaultParagraphFont" style:family="text">
      <style:text-properties fo:color="#000000"/>
    </style:style>
    <style:style style:name="P50" style:parent-style-name="Normal" style:family="paragraph">
      <style:paragraph-properties fo:margin-bottom="0in" fo:line-height="112%" fo:background-color="#FFFFFF"/>
    </style:style>
    <style:style style:name="T51" style:parent-style-name="DefaultParagraphFont" style:family="text">
      <style:text-properties fo:color="#000000"/>
    </style:style>
    <style:style style:name="T52" style:parent-style-name="DefaultParagraphFont" style:family="text">
      <style:text-properties fo:color="#AF00DB"/>
    </style:style>
    <style:style style:name="T53" style:parent-style-name="DefaultParagraphFont" style:family="text">
      <style:text-properties fo:color="#000000"/>
    </style:style>
    <style:style style:name="T54" style:parent-style-name="DefaultParagraphFont" style:family="text">
      <style:text-properties fo:color="#267F99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001080"/>
    </style:style>
    <style:style style:name="T57" style:parent-style-name="DefaultParagraphFont" style:family="text">
      <style:text-properties fo:color="#000000"/>
    </style:style>
    <style:style style:name="T58" style:parent-style-name="DefaultParagraphFont" style:family="text">
      <style:text-properties fo:color="#001080"/>
    </style:style>
    <style:style style:name="T59" style:parent-style-name="DefaultParagraphFont" style:family="text">
      <style:text-properties fo:color="#000000"/>
    </style:style>
    <style:style style:name="T60" style:parent-style-name="DefaultParagraphFont" style:family="text">
      <style:text-properties fo:color="#001080"/>
    </style:style>
    <style:style style:name="T61" style:parent-style-name="DefaultParagraphFont" style:family="text">
      <style:text-properties fo:color="#000000"/>
    </style:style>
    <style:style style:name="P62" style:parent-style-name="Normal" style:family="paragraph">
      <style:paragraph-properties fo:margin-bottom="0in" fo:line-height="112%" fo:background-color="#FFFFFF"/>
      <style:text-properties fo:color="#000000"/>
    </style:style>
    <style:style style:name="P63" style:parent-style-name="Normal" style:family="paragraph">
      <style:paragraph-properties fo:margin-bottom="0in" fo:line-height="112%" fo:background-color="#FFFFFF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fo:color="#001080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fo:color="#795E26"/>
    </style:style>
    <style:style style:name="T68" style:parent-style-name="DefaultParagraphFont" style:family="text">
      <style:text-properties fo:color="#000000"/>
    </style:style>
    <style:style style:name="P69" style:parent-style-name="Normal" style:family="paragraph">
      <style:paragraph-properties fo:margin-bottom="0in" fo:line-height="112%" fo:background-color="#FFFFFF"/>
      <style:text-properties fo:color="#000000"/>
    </style:style>
    <style:style style:name="P70" style:parent-style-name="Normal" style:family="paragraph">
      <style:paragraph-properties fo:margin-bottom="0in" fo:line-height="112%" fo:background-color="#FFFFFF"/>
    </style:style>
    <style:style style:name="P71" style:parent-style-name="Normal" style:family="paragraph">
      <style:paragraph-properties fo:margin-bottom="0in" fo:line-height="112%" fo:background-color="#FFFFFF"/>
    </style:style>
    <style:style style:name="T72" style:parent-style-name="DefaultParagraphFont" style:family="text">
      <style:text-properties fo:color="#000000"/>
    </style:style>
    <style:style style:name="T73" style:parent-style-name="DefaultParagraphFont" style:family="text">
      <style:text-properties fo:color="#AF00DB"/>
    </style:style>
    <style:style style:name="T74" style:parent-style-name="DefaultParagraphFont" style:family="text">
      <style:text-properties fo:color="#000000"/>
    </style:style>
    <style:style style:name="T75" style:parent-style-name="DefaultParagraphFont" style:family="text">
      <style:text-properties fo:color="#267F99"/>
    </style:style>
    <style:style style:name="T76" style:parent-style-name="DefaultParagraphFont" style:family="text">
      <style:text-properties fo:color="#000000"/>
    </style:style>
    <style:style style:name="P77" style:parent-style-name="Normal" style:family="paragraph">
      <style:paragraph-properties fo:margin-bottom="0in" fo:line-height="112%" fo:background-color="#FFFFFF"/>
      <style:text-properties fo:color="#000000"/>
    </style:style>
    <style:style style:name="P78" style:parent-style-name="Normal" style:family="paragraph">
      <style:paragraph-properties fo:margin-bottom="0in" fo:line-height="112%" fo:background-color="#FFFFFF"/>
      <style:text-properties fo:color="#000000"/>
    </style:style>
    <style:style style:name="P79" style:parent-style-name="Normal" style:family="paragraph">
      <style:paragraph-properties fo:margin-bottom="0in" fo:line-height="112%" fo:background-color="#FFFFFF"/>
      <style:text-properties fo:color="#000000"/>
    </style:style>
    <style:style style:name="P80" style:parent-style-name="Normal" style:family="paragraph">
      <style:paragraph-properties fo:margin-bottom="0in" fo:line-height="112%" fo:background-color="#FFFFFF"/>
      <style:text-properties fo:color="#000000"/>
    </style:style>
    <style:style style:name="P81" style:parent-style-name="ListParagraph" style:list-style-name="LFO19" style:family="paragraph">
      <style:paragraph-properties fo:margin-bottom="0in" fo:line-height="112%" fo:background-color="#FFFFFF"/>
    </style:style>
    <style:style style:name="P82" style:parent-style-name="ListParagraph" style:list-style-name="LFO19" style:family="paragraph">
      <style:paragraph-properties fo:margin-bottom="0in" fo:line-height="112%" fo:background-color="#FFFFFF"/>
    </style:style>
    <style:style style:name="T83" style:parent-style-name="DefaultParagraphFont" style:family="text">
      <style:text-properties fo:font-weight="bold" style:font-weight-asian="bold" style:font-weight-complex="bold"/>
    </style:style>
    <style:style style:name="P84" style:parent-style-name="ListParagraph" style:list-style-name="LFO19" style:family="paragraph">
      <style:paragraph-properties fo:margin-bottom="0in" fo:line-height="112%" fo:background-color="#FFFFFF"/>
    </style:style>
    <style:style style:name="P85" style:parent-style-name="ListParagraph" style:list-style-name="LFO19" style:family="paragraph">
      <style:paragraph-properties fo:margin-bottom="0in" fo:line-height="112%" fo:background-color="#FFFFFF"/>
    </style:style>
    <style:style style:name="P86" style:parent-style-name="ListParagraph" style:family="paragraph">
      <style:paragraph-properties fo:margin-bottom="0in" fo:line-height="112%" fo:background-color="#FFFFFF"/>
    </style:style>
    <style:style style:name="P87" style:parent-style-name="ListParagraph" style:list-style-name="LFO5" style:family="paragraph"/>
    <style:style style:name="T88" style:parent-style-name="DefaultParagraphFont" style:family="text">
      <style:text-properties style:font-name="Aptos" style:font-name-asian="Aptos" style:font-name-complex="Aptos"/>
    </style:style>
    <style:style style:name="T89" style:parent-style-name="DefaultParagraphFont" style:family="text">
      <style:text-properties style:font-name="Consolas" style:font-name-asian="Consolas" style:font-name-complex="Consolas"/>
    </style:style>
    <style:style style:name="T90" style:parent-style-name="DefaultParagraphFont" style:family="text">
      <style:text-properties style:font-name="Aptos" style:font-name-asian="Aptos" style:font-name-complex="Aptos"/>
    </style:style>
    <style:style style:name="P91" style:parent-style-name="ListParagraph" style:list-style-name="LFO5" style:family="paragraph">
      <style:paragraph-properties fo:margin-top="0.1666in" fo:margin-bottom="0.1666in"/>
    </style:style>
    <style:style style:name="T9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93" style:parent-style-name="DefaultParagraphFont" style:family="text">
      <style:text-properties style:font-name="Aptos" style:font-name-asian="Aptos" style:font-name-complex="Aptos"/>
    </style:style>
    <style:style style:name="P94" style:parent-style-name="ListParagraph" style:list-style-name="LFO5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6" style:parent-style-name="Normal" style:family="paragraph">
      <style:paragraph-properties fo:margin-bottom="0in" fo:line-height="112%" fo:background-color="#FFFFFF"/>
    </style:style>
    <style:style style:name="T97" style:parent-style-name="DefaultParagraphFont" style:family="text">
      <style:text-properties fo:color="#0000FF"/>
    </style:style>
    <style:style style:name="T98" style:parent-style-name="DefaultParagraphFont" style:family="text">
      <style:text-properties fo:color="#000000"/>
    </style:style>
    <style:style style:name="T99" style:parent-style-name="DefaultParagraphFont" style:family="text">
      <style:text-properties fo:color="#267F99"/>
    </style:style>
    <style:style style:name="T100" style:parent-style-name="DefaultParagraphFont" style:family="text">
      <style:text-properties fo:color="#000000"/>
    </style:style>
    <style:style style:name="P101" style:parent-style-name="Normal" style:family="paragraph">
      <style:paragraph-properties fo:margin-bottom="0in" fo:line-height="112%" fo:background-color="#FFFFFF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fo:color="#0000FF"/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fo:color="#267F99"/>
    </style:style>
    <style:style style:name="T106" style:parent-style-name="DefaultParagraphFont" style:family="text">
      <style:text-properties fo:color="#000000"/>
    </style:style>
    <style:style style:name="T107" style:parent-style-name="DefaultParagraphFont" style:family="text">
      <style:text-properties fo:color="#795E26"/>
    </style:style>
    <style:style style:name="T108" style:parent-style-name="DefaultParagraphFont" style:family="text">
      <style:text-properties fo:color="#000000"/>
    </style:style>
    <style:style style:name="T109" style:parent-style-name="DefaultParagraphFont" style:family="text">
      <style:text-properties fo:color="#267F99"/>
    </style:style>
    <style:style style:name="T110" style:parent-style-name="DefaultParagraphFont" style:family="text">
      <style:text-properties fo:color="#000000"/>
    </style:style>
    <style:style style:name="T111" style:parent-style-name="DefaultParagraphFont" style:family="text">
      <style:text-properties fo:color="#001080"/>
    </style:style>
    <style:style style:name="T112" style:parent-style-name="DefaultParagraphFont" style:family="text">
      <style:text-properties fo:color="#000000"/>
    </style:style>
    <style:style style:name="T113" style:parent-style-name="DefaultParagraphFont" style:family="text">
      <style:text-properties fo:color="#267F99"/>
    </style:style>
    <style:style style:name="T114" style:parent-style-name="DefaultParagraphFont" style:family="text">
      <style:text-properties fo:color="#000000"/>
    </style:style>
    <style:style style:name="T115" style:parent-style-name="DefaultParagraphFont" style:family="text">
      <style:text-properties fo:color="#001080"/>
    </style:style>
    <style:style style:name="T116" style:parent-style-name="DefaultParagraphFont" style:family="text">
      <style:text-properties fo:color="#000000"/>
    </style:style>
    <style:style style:name="P117" style:parent-style-name="Normal" style:family="paragraph">
      <style:paragraph-properties fo:margin-bottom="0in" fo:line-height="112%" fo:background-color="#FFFFFF"/>
    </style:style>
    <style:style style:name="T118" style:parent-style-name="DefaultParagraphFont" style:family="text">
      <style:text-properties fo:color="#000000"/>
    </style:style>
    <style:style style:name="T119" style:parent-style-name="DefaultParagraphFont" style:family="text">
      <style:text-properties fo:color="#267F99"/>
    </style:style>
    <style:style style:name="T120" style:parent-style-name="DefaultParagraphFont" style:family="text">
      <style:text-properties fo:color="#000000"/>
    </style:style>
    <style:style style:name="T121" style:parent-style-name="DefaultParagraphFont" style:family="text">
      <style:text-properties fo:color="#001080"/>
    </style:style>
    <style:style style:name="T122" style:parent-style-name="DefaultParagraphFont" style:family="text">
      <style:text-properties fo:color="#000000"/>
    </style:style>
    <style:style style:name="T123" style:parent-style-name="DefaultParagraphFont" style:family="text">
      <style:text-properties fo:color="#001080"/>
    </style:style>
    <style:style style:name="T124" style:parent-style-name="DefaultParagraphFont" style:family="text">
      <style:text-properties fo:color="#000000"/>
    </style:style>
    <style:style style:name="T125" style:parent-style-name="DefaultParagraphFont" style:family="text">
      <style:text-properties fo:color="#795E26"/>
    </style:style>
    <style:style style:name="T126" style:parent-style-name="DefaultParagraphFont" style:family="text">
      <style:text-properties fo:color="#000000"/>
    </style:style>
    <style:style style:name="P127" style:parent-style-name="Normal" style:family="paragraph">
      <style:paragraph-properties fo:margin-bottom="0in" fo:line-height="112%" fo:background-color="#FFFFFF"/>
    </style:style>
    <style:style style:name="T128" style:parent-style-name="DefaultParagraphFont" style:family="text">
      <style:text-properties fo:color="#000000"/>
    </style:style>
    <style:style style:name="T129" style:parent-style-name="DefaultParagraphFont" style:family="text">
      <style:text-properties fo:color="#267F99"/>
    </style:style>
    <style:style style:name="T130" style:parent-style-name="DefaultParagraphFont" style:family="text">
      <style:text-properties fo:color="#000000"/>
    </style:style>
    <style:style style:name="T131" style:parent-style-name="DefaultParagraphFont" style:family="text">
      <style:text-properties fo:color="#001080"/>
    </style:style>
    <style:style style:name="T132" style:parent-style-name="DefaultParagraphFont" style:family="text">
      <style:text-properties fo:color="#000000"/>
    </style:style>
    <style:style style:name="T133" style:parent-style-name="DefaultParagraphFont" style:family="text">
      <style:text-properties fo:color="#001080"/>
    </style:style>
    <style:style style:name="T134" style:parent-style-name="DefaultParagraphFont" style:family="text">
      <style:text-properties fo:color="#000000"/>
    </style:style>
    <style:style style:name="T135" style:parent-style-name="DefaultParagraphFont" style:family="text">
      <style:text-properties fo:color="#795E26"/>
    </style:style>
    <style:style style:name="T136" style:parent-style-name="DefaultParagraphFont" style:family="text">
      <style:text-properties fo:color="#000000"/>
    </style:style>
    <style:style style:name="P137" style:parent-style-name="Normal" style:family="paragraph">
      <style:paragraph-properties fo:margin-bottom="0in" fo:line-height="112%" fo:background-color="#FFFFFF"/>
    </style:style>
    <style:style style:name="P138" style:parent-style-name="Normal" style:family="paragraph">
      <style:paragraph-properties fo:margin-bottom="0in" fo:line-height="112%" fo:background-color="#FFFFFF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fo:color="#AF00DB"/>
    </style:style>
    <style:style style:name="T141" style:parent-style-name="DefaultParagraphFont" style:family="text">
      <style:text-properties fo:color="#000000"/>
    </style:style>
    <style:style style:name="T142" style:parent-style-name="DefaultParagraphFont" style:family="text">
      <style:text-properties fo:color="#AF00DB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fo:color="#0000FF"/>
    </style:style>
    <style:style style:name="T145" style:parent-style-name="DefaultParagraphFont" style:family="text">
      <style:text-properties fo:color="#000000"/>
    </style:style>
    <style:style style:name="P146" style:parent-style-name="Normal" style:family="paragraph">
      <style:paragraph-properties fo:margin-bottom="0in" fo:line-height="112%" fo:background-color="#FFFFFF"/>
    </style:style>
    <style:style style:name="P147" style:parent-style-name="Normal" style:family="paragraph">
      <style:paragraph-properties fo:margin-bottom="0in" fo:line-height="112%" fo:background-color="#FFFFFF"/>
    </style:style>
    <style:style style:name="T148" style:parent-style-name="DefaultParagraphFont" style:family="text">
      <style:text-properties fo:color="#000000"/>
    </style:style>
    <style:style style:name="T149" style:parent-style-name="DefaultParagraphFont" style:family="text">
      <style:text-properties fo:color="#267F99"/>
    </style:style>
    <style:style style:name="T150" style:parent-style-name="DefaultParagraphFont" style:family="text">
      <style:text-properties fo:color="#000000"/>
    </style:style>
    <style:style style:name="T151" style:parent-style-name="DefaultParagraphFont" style:family="text">
      <style:text-properties fo:color="#001080"/>
    </style:style>
    <style:style style:name="T152" style:parent-style-name="DefaultParagraphFont" style:family="text">
      <style:text-properties fo:color="#000000"/>
    </style:style>
    <style:style style:name="T153" style:parent-style-name="DefaultParagraphFont" style:family="text">
      <style:text-properties fo:color="#AF00DB"/>
    </style:style>
    <style:style style:name="T154" style:parent-style-name="DefaultParagraphFont" style:family="text">
      <style:text-properties fo:color="#000000"/>
    </style:style>
    <style:style style:name="T155" style:parent-style-name="DefaultParagraphFont" style:family="text">
      <style:text-properties fo:color="#267F99"/>
    </style:style>
    <style:style style:name="T156" style:parent-style-name="DefaultParagraphFont" style:family="text">
      <style:text-properties fo:color="#000000"/>
    </style:style>
    <style:style style:name="T157" style:parent-style-name="DefaultParagraphFont" style:family="text">
      <style:text-properties fo:color="#098658"/>
    </style:style>
    <style:style style:name="T158" style:parent-style-name="DefaultParagraphFont" style:family="text">
      <style:text-properties fo:color="#000000"/>
    </style:style>
    <style:style style:name="P159" style:parent-style-name="Normal" style:family="paragraph">
      <style:paragraph-properties fo:margin-bottom="0in" fo:line-height="112%" fo:background-color="#FFFFFF"/>
    </style:style>
    <style:style style:name="T160" style:parent-style-name="DefaultParagraphFont" style:family="text">
      <style:text-properties fo:color="#000000"/>
    </style:style>
    <style:style style:name="T161" style:parent-style-name="DefaultParagraphFont" style:family="text">
      <style:text-properties fo:color="#267F99"/>
    </style:style>
    <style:style style:name="T162" style:parent-style-name="DefaultParagraphFont" style:family="text">
      <style:text-properties fo:color="#000000"/>
    </style:style>
    <style:style style:name="T163" style:parent-style-name="DefaultParagraphFont" style:family="text">
      <style:text-properties fo:color="#001080"/>
    </style:style>
    <style:style style:name="T164" style:parent-style-name="DefaultParagraphFont" style:family="text">
      <style:text-properties fo:color="#000000"/>
    </style:style>
    <style:style style:name="T165" style:parent-style-name="DefaultParagraphFont" style:family="text">
      <style:text-properties fo:color="#AF00DB"/>
    </style:style>
    <style:style style:name="T166" style:parent-style-name="DefaultParagraphFont" style:family="text">
      <style:text-properties fo:color="#000000"/>
    </style:style>
    <style:style style:name="T167" style:parent-style-name="DefaultParagraphFont" style:family="text">
      <style:text-properties fo:color="#267F99"/>
    </style:style>
    <style:style style:name="T168" style:parent-style-name="DefaultParagraphFont" style:family="text">
      <style:text-properties fo:color="#000000"/>
    </style:style>
    <style:style style:name="T169" style:parent-style-name="DefaultParagraphFont" style:family="text">
      <style:text-properties fo:color="#098658"/>
    </style:style>
    <style:style style:name="T170" style:parent-style-name="DefaultParagraphFont" style:family="text">
      <style:text-properties fo:color="#000000"/>
    </style:style>
    <style:style style:name="P171" style:parent-style-name="Normal" style:family="paragraph">
      <style:paragraph-properties fo:margin-bottom="0in" fo:line-height="112%" fo:background-color="#FFFFFF"/>
    </style:style>
    <style:style style:name="P172" style:parent-style-name="Normal" style:family="paragraph">
      <style:paragraph-properties fo:margin-bottom="0in" fo:line-height="112%" fo:background-color="#FFFFFF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color="#008000"/>
    </style:style>
    <style:style style:name="P175" style:parent-style-name="Normal" style:family="paragraph">
      <style:paragraph-properties fo:margin-bottom="0in" fo:line-height="112%" fo:background-color="#FFFFFF"/>
    </style:style>
    <style:style style:name="T176" style:parent-style-name="DefaultParagraphFont" style:family="text">
      <style:text-properties fo:color="#000000"/>
    </style:style>
    <style:style style:name="T177" style:parent-style-name="DefaultParagraphFont" style:family="text">
      <style:text-properties fo:color="#AF00DB"/>
    </style:style>
    <style:style style:name="T178" style:parent-style-name="DefaultParagraphFont" style:family="text">
      <style:text-properties fo:color="#000000"/>
    </style:style>
    <style:style style:name="T179" style:parent-style-name="DefaultParagraphFont" style:family="text">
      <style:text-properties fo:color="#267F99"/>
    </style:style>
    <style:style style:name="T180" style:parent-style-name="DefaultParagraphFont" style:family="text">
      <style:text-properties fo:color="#000000"/>
    </style:style>
    <style:style style:name="T181" style:parent-style-name="DefaultParagraphFont" style:family="text">
      <style:text-properties fo:color="#001080"/>
    </style:style>
    <style:style style:name="T182" style:parent-style-name="DefaultParagraphFont" style:family="text">
      <style:text-properties fo:color="#000000"/>
    </style:style>
    <style:style style:name="T183" style:parent-style-name="DefaultParagraphFont" style:family="text">
      <style:text-properties fo:color="#098658"/>
    </style:style>
    <style:style style:name="T184" style:parent-style-name="DefaultParagraphFont" style:family="text">
      <style:text-properties fo:color="#000000"/>
    </style:style>
    <style:style style:name="P185" style:parent-style-name="Normal" style:family="paragraph">
      <style:paragraph-properties fo:margin-bottom="0in" fo:line-height="112%" fo:background-color="#FFFFFF"/>
    </style:style>
    <style:style style:name="T186" style:parent-style-name="DefaultParagraphFont" style:family="text">
      <style:text-properties fo:color="#000000"/>
    </style:style>
    <style:style style:name="T187" style:parent-style-name="DefaultParagraphFont" style:family="text">
      <style:text-properties fo:color="#001080"/>
    </style:style>
    <style:style style:name="T188" style:parent-style-name="DefaultParagraphFont" style:family="text">
      <style:text-properties fo:color="#000000"/>
    </style:style>
    <style:style style:name="T189" style:parent-style-name="DefaultParagraphFont" style:family="text">
      <style:text-properties fo:color="#795E26"/>
    </style:style>
    <style:style style:name="T190" style:parent-style-name="DefaultParagraphFont" style:family="text">
      <style:text-properties fo:color="#000000"/>
    </style:style>
    <style:style style:name="T191" style:parent-style-name="DefaultParagraphFont" style:family="text">
      <style:text-properties fo:color="#A31515"/>
    </style:style>
    <style:style style:name="T192" style:parent-style-name="DefaultParagraphFont" style:family="text">
      <style:text-properties fo:color="#000000"/>
    </style:style>
    <style:style style:name="P193" style:parent-style-name="Normal" style:family="paragraph">
      <style:paragraph-properties fo:margin-bottom="0in" fo:line-height="112%" fo:background-color="#FFFFFF"/>
    </style:style>
    <style:style style:name="T194" style:parent-style-name="DefaultParagraphFont" style:family="text">
      <style:text-properties fo:color="#000000"/>
    </style:style>
    <style:style style:name="T195" style:parent-style-name="DefaultParagraphFont" style:family="text">
      <style:text-properties fo:color="#001080"/>
    </style:style>
    <style:style style:name="T196" style:parent-style-name="DefaultParagraphFont" style:family="text">
      <style:text-properties fo:color="#000000"/>
    </style:style>
    <style:style style:name="T197" style:parent-style-name="DefaultParagraphFont" style:family="text">
      <style:text-properties fo:color="#795E26"/>
    </style:style>
    <style:style style:name="T198" style:parent-style-name="DefaultParagraphFont" style:family="text">
      <style:text-properties fo:color="#000000"/>
    </style:style>
    <style:style style:name="T199" style:parent-style-name="DefaultParagraphFont" style:family="text">
      <style:text-properties fo:color="#A31515"/>
    </style:style>
    <style:style style:name="T200" style:parent-style-name="DefaultParagraphFont" style:family="text">
      <style:text-properties fo:color="#000000"/>
    </style:style>
    <style:style style:name="P201" style:parent-style-name="Normal" style:family="paragraph">
      <style:paragraph-properties fo:margin-bottom="0in" fo:line-height="112%" fo:background-color="#FFFFFF"/>
      <style:text-properties fo:color="#000000"/>
    </style:style>
    <style:style style:name="P202" style:parent-style-name="Normal" style:family="paragraph">
      <style:paragraph-properties fo:margin-bottom="0in" fo:line-height="112%" fo:background-color="#FFFFFF"/>
    </style:style>
    <style:style style:name="P203" style:parent-style-name="Normal" style:family="paragraph">
      <style:paragraph-properties fo:margin-bottom="0in" fo:line-height="112%" fo:background-color="#FFFFFF"/>
    </style:style>
    <style:style style:name="T204" style:parent-style-name="DefaultParagraphFont" style:family="text">
      <style:text-properties fo:color="#000000"/>
    </style:style>
    <style:style style:name="T205" style:parent-style-name="DefaultParagraphFont" style:family="text">
      <style:text-properties fo:color="#AF00DB"/>
    </style:style>
    <style:style style:name="T206" style:parent-style-name="DefaultParagraphFont" style:family="text">
      <style:text-properties fo:color="#000000"/>
    </style:style>
    <style:style style:name="T207" style:parent-style-name="DefaultParagraphFont" style:family="text">
      <style:text-properties fo:color="#795E26"/>
    </style:style>
    <style:style style:name="T208" style:parent-style-name="DefaultParagraphFont" style:family="text">
      <style:text-properties fo:color="#000000"/>
    </style:style>
    <style:style style:name="T209" style:parent-style-name="DefaultParagraphFont" style:family="text">
      <style:text-properties fo:color="#AF00DB"/>
    </style:style>
    <style:style style:name="T210" style:parent-style-name="DefaultParagraphFont" style:family="text">
      <style:text-properties fo:color="#000000"/>
    </style:style>
    <style:style style:name="T211" style:parent-style-name="DefaultParagraphFont" style:family="text">
      <style:text-properties fo:color="#0000FF"/>
    </style:style>
    <style:style style:name="T212" style:parent-style-name="DefaultParagraphFont" style:family="text">
      <style:text-properties fo:color="#000000"/>
    </style:style>
    <style:style style:name="P213" style:parent-style-name="Normal" style:family="paragraph">
      <style:paragraph-properties fo:margin-bottom="0in" fo:line-height="112%" fo:background-color="#FFFFFF"/>
    </style:style>
    <style:style style:name="P214" style:parent-style-name="Normal" style:family="paragraph">
      <style:paragraph-properties fo:margin-bottom="0in" fo:line-height="112%" fo:background-color="#FFFFFF"/>
    </style:style>
    <style:style style:name="T215" style:parent-style-name="DefaultParagraphFont" style:family="text">
      <style:text-properties fo:color="#000000"/>
    </style:style>
    <style:style style:name="T216" style:parent-style-name="DefaultParagraphFont" style:family="text">
      <style:text-properties fo:color="#008000"/>
    </style:style>
    <style:style style:name="P217" style:parent-style-name="Normal" style:family="paragraph">
      <style:paragraph-properties fo:margin-bottom="0in" fo:line-height="112%" fo:background-color="#FFFFFF"/>
    </style:style>
    <style:style style:name="T218" style:parent-style-name="DefaultParagraphFont" style:family="text">
      <style:text-properties fo:color="#000000"/>
    </style:style>
    <style:style style:name="T219" style:parent-style-name="DefaultParagraphFont" style:family="text">
      <style:text-properties fo:color="#AF00DB"/>
    </style:style>
    <style:style style:name="T220" style:parent-style-name="DefaultParagraphFont" style:family="text">
      <style:text-properties fo:color="#000000"/>
    </style:style>
    <style:style style:name="T221" style:parent-style-name="DefaultParagraphFont" style:family="text">
      <style:text-properties fo:color="#267F99"/>
    </style:style>
    <style:style style:name="T222" style:parent-style-name="DefaultParagraphFont" style:family="text">
      <style:text-properties fo:color="#000000"/>
    </style:style>
    <style:style style:name="T223" style:parent-style-name="DefaultParagraphFont" style:family="text">
      <style:text-properties fo:color="#001080"/>
    </style:style>
    <style:style style:name="T224" style:parent-style-name="DefaultParagraphFont" style:family="text">
      <style:text-properties fo:color="#000000"/>
    </style:style>
    <style:style style:name="P225" style:parent-style-name="Normal" style:family="paragraph">
      <style:paragraph-properties fo:margin-bottom="0in" fo:line-height="112%" fo:background-color="#FFFFFF"/>
    </style:style>
    <style:style style:name="T226" style:parent-style-name="DefaultParagraphFont" style:family="text">
      <style:text-properties fo:color="#000000"/>
    </style:style>
    <style:style style:name="T227" style:parent-style-name="DefaultParagraphFont" style:family="text">
      <style:text-properties fo:color="#008000"/>
    </style:style>
    <style:style style:name="P228" style:parent-style-name="Normal" style:family="paragraph">
      <style:paragraph-properties fo:margin-bottom="0in" fo:line-height="112%" fo:background-color="#FFFFFF"/>
    </style:style>
    <style:style style:name="T229" style:parent-style-name="DefaultParagraphFont" style:family="text">
      <style:text-properties fo:color="#000000"/>
    </style:style>
    <style:style style:name="T230" style:parent-style-name="DefaultParagraphFont" style:family="text">
      <style:text-properties fo:color="#001080"/>
    </style:style>
    <style:style style:name="T231" style:parent-style-name="DefaultParagraphFont" style:family="text">
      <style:text-properties fo:color="#000000"/>
    </style:style>
    <style:style style:name="T232" style:parent-style-name="DefaultParagraphFont" style:family="text">
      <style:text-properties fo:color="#795E26"/>
    </style:style>
    <style:style style:name="T233" style:parent-style-name="DefaultParagraphFont" style:family="text">
      <style:text-properties fo:color="#000000"/>
    </style:style>
    <style:style style:name="T234" style:parent-style-name="DefaultParagraphFont" style:family="text">
      <style:text-properties fo:color="#A31515"/>
    </style:style>
    <style:style style:name="T235" style:parent-style-name="DefaultParagraphFont" style:family="text">
      <style:text-properties fo:color="#000000"/>
    </style:style>
    <style:style style:name="P236" style:parent-style-name="Normal" style:family="paragraph">
      <style:paragraph-properties fo:margin-bottom="0in" fo:line-height="112%" fo:background-color="#FFFFFF"/>
    </style:style>
    <style:style style:name="T237" style:parent-style-name="DefaultParagraphFont" style:family="text">
      <style:text-properties fo:color="#000000"/>
    </style:style>
    <style:style style:name="T238" style:parent-style-name="DefaultParagraphFont" style:family="text">
      <style:text-properties fo:color="#008000"/>
    </style:style>
    <style:style style:name="P239" style:parent-style-name="Normal" style:family="paragraph">
      <style:paragraph-properties fo:margin-bottom="0in" fo:line-height="112%" fo:background-color="#FFFFFF"/>
    </style:style>
    <style:style style:name="T240" style:parent-style-name="DefaultParagraphFont" style:family="text">
      <style:text-properties fo:color="#000000"/>
    </style:style>
    <style:style style:name="T241" style:parent-style-name="DefaultParagraphFont" style:family="text">
      <style:text-properties fo:color="#001080"/>
    </style:style>
    <style:style style:name="T242" style:parent-style-name="DefaultParagraphFont" style:family="text">
      <style:text-properties fo:color="#000000"/>
    </style:style>
    <style:style style:name="T243" style:parent-style-name="DefaultParagraphFont" style:family="text">
      <style:text-properties fo:color="#795E26"/>
    </style:style>
    <style:style style:name="T244" style:parent-style-name="DefaultParagraphFont" style:family="text">
      <style:text-properties fo:color="#000000"/>
    </style:style>
    <style:style style:name="T245" style:parent-style-name="DefaultParagraphFont" style:family="text">
      <style:text-properties fo:color="#A31515"/>
    </style:style>
    <style:style style:name="T246" style:parent-style-name="DefaultParagraphFont" style:family="text">
      <style:text-properties fo:color="#000000"/>
    </style:style>
    <style:style style:name="P247" style:parent-style-name="Normal" style:family="paragraph">
      <style:paragraph-properties fo:margin-bottom="0in" fo:line-height="112%" fo:background-color="#FFFFFF"/>
    </style:style>
    <style:style style:name="P248" style:parent-style-name="Normal" style:family="paragraph">
      <style:paragraph-properties fo:margin-bottom="0in" fo:line-height="112%" fo:background-color="#FFFFFF"/>
    </style:style>
    <style:style style:name="T249" style:parent-style-name="DefaultParagraphFont" style:family="text">
      <style:text-properties fo:color="#000000"/>
    </style:style>
    <style:style style:name="T250" style:parent-style-name="DefaultParagraphFont" style:family="text">
      <style:text-properties fo:color="#AF00DB"/>
    </style:style>
    <style:style style:name="T251" style:parent-style-name="DefaultParagraphFont" style:family="text">
      <style:text-properties fo:color="#000000"/>
    </style:style>
    <style:style style:name="T252" style:parent-style-name="DefaultParagraphFont" style:family="text">
      <style:text-properties fo:color="#795E26"/>
    </style:style>
    <style:style style:name="T253" style:parent-style-name="DefaultParagraphFont" style:family="text">
      <style:text-properties fo:color="#000000"/>
    </style:style>
    <style:style style:name="T254" style:parent-style-name="DefaultParagraphFont" style:family="text">
      <style:text-properties fo:color="#AF00DB"/>
    </style:style>
    <style:style style:name="T255" style:parent-style-name="DefaultParagraphFont" style:family="text">
      <style:text-properties fo:color="#000000"/>
    </style:style>
    <style:style style:name="T256" style:parent-style-name="DefaultParagraphFont" style:family="text">
      <style:text-properties fo:color="#0000FF"/>
    </style:style>
    <style:style style:name="T257" style:parent-style-name="DefaultParagraphFont" style:family="text">
      <style:text-properties fo:color="#000000"/>
    </style:style>
    <style:style style:name="P258" style:parent-style-name="Normal" style:family="paragraph">
      <style:paragraph-properties fo:margin-bottom="0in" fo:line-height="112%" fo:background-color="#FFFFFF"/>
      <style:text-properties fo:color="#000000"/>
    </style:style>
    <style:style style:name="P259" style:parent-style-name="Normal" style:family="paragraph">
      <style:paragraph-properties fo:margin-bottom="0in" fo:line-height="112%" fo:background-color="#FFFFFF"/>
    </style:style>
    <style:style style:name="P260" style:parent-style-name="Normal" style:family="paragraph">
      <style:paragraph-properties fo:margin-bottom="0in" fo:line-height="112%" fo:background-color="#FFFFFF"/>
    </style:style>
    <style:style style:name="T261" style:parent-style-name="DefaultParagraphFont" style:family="text">
      <style:text-properties fo:color="#000000"/>
    </style:style>
    <style:style style:name="T262" style:parent-style-name="DefaultParagraphFont" style:family="text">
      <style:text-properties fo:color="#AF00DB"/>
    </style:style>
    <style:style style:name="T263" style:parent-style-name="DefaultParagraphFont" style:family="text">
      <style:text-properties fo:color="#000000"/>
    </style:style>
    <style:style style:name="T264" style:parent-style-name="DefaultParagraphFont" style:family="text">
      <style:text-properties fo:color="#0000FF"/>
    </style:style>
    <style:style style:name="T265" style:parent-style-name="DefaultParagraphFont" style:family="text">
      <style:text-properties fo:color="#000000"/>
    </style:style>
    <style:style style:name="P266" style:parent-style-name="Normal" style:family="paragraph">
      <style:paragraph-properties fo:margin-bottom="0in" fo:line-height="112%" fo:background-color="#FFFFFF"/>
      <style:text-properties fo:color="#000000"/>
    </style:style>
    <style:style style:name="P267" style:parent-style-name="Normal" style:family="paragraph">
      <style:paragraph-properties fo:margin-bottom="0in" fo:line-height="112%" fo:background-color="#FFFFFF"/>
    </style:style>
    <style:style style:name="P268" style:parent-style-name="Normal" style:family="paragraph">
      <style:paragraph-properties fo:margin-bottom="0in" fo:line-height="112%" fo:background-color="#FFFFFF"/>
    </style:style>
    <style:style style:name="T269" style:parent-style-name="DefaultParagraphFont" style:family="text">
      <style:text-properties fo:color="#000000"/>
    </style:style>
    <style:style style:name="T270" style:parent-style-name="DefaultParagraphFont" style:family="text">
      <style:text-properties fo:color="#0000FF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fo:color="#267F99"/>
    </style:style>
    <style:style style:name="T273" style:parent-style-name="DefaultParagraphFont" style:family="text">
      <style:text-properties fo:color="#000000"/>
    </style:style>
    <style:style style:name="T274" style:parent-style-name="DefaultParagraphFont" style:family="text">
      <style:text-properties fo:color="#795E26"/>
    </style:style>
    <style:style style:name="T275" style:parent-style-name="DefaultParagraphFont" style:family="text">
      <style:text-properties fo:color="#000000"/>
    </style:style>
    <style:style style:name="T276" style:parent-style-name="DefaultParagraphFont" style:family="text">
      <style:text-properties fo:color="#267F99"/>
    </style:style>
    <style:style style:name="T277" style:parent-style-name="DefaultParagraphFont" style:family="text">
      <style:text-properties fo:color="#000000"/>
    </style:style>
    <style:style style:name="T278" style:parent-style-name="DefaultParagraphFont" style:family="text">
      <style:text-properties fo:color="#001080"/>
    </style:style>
    <style:style style:name="T279" style:parent-style-name="DefaultParagraphFont" style:family="text">
      <style:text-properties fo:color="#000000"/>
    </style:style>
    <style:style style:name="T280" style:parent-style-name="DefaultParagraphFont" style:family="text">
      <style:text-properties fo:color="#267F99"/>
    </style:style>
    <style:style style:name="T281" style:parent-style-name="DefaultParagraphFont" style:family="text">
      <style:text-properties fo:color="#000000"/>
    </style:style>
    <style:style style:name="T282" style:parent-style-name="DefaultParagraphFont" style:family="text">
      <style:text-properties fo:color="#001080"/>
    </style:style>
    <style:style style:name="T283" style:parent-style-name="DefaultParagraphFont" style:family="text">
      <style:text-properties fo:color="#000000"/>
    </style:style>
    <style:style style:name="P284" style:parent-style-name="Normal" style:family="paragraph">
      <style:paragraph-properties fo:margin-bottom="0in" fo:line-height="112%" fo:background-color="#FFFFFF"/>
    </style:style>
    <style:style style:name="T285" style:parent-style-name="DefaultParagraphFont" style:family="text">
      <style:text-properties fo:color="#000000"/>
    </style:style>
    <style:style style:name="T286" style:parent-style-name="DefaultParagraphFont" style:family="text">
      <style:text-properties fo:color="#AF00DB"/>
    </style:style>
    <style:style style:name="T287" style:parent-style-name="DefaultParagraphFont" style:family="text">
      <style:text-properties fo:color="#000000"/>
    </style:style>
    <style:style style:name="T288" style:parent-style-name="DefaultParagraphFont" style:family="text">
      <style:text-properties fo:color="#267F99"/>
    </style:style>
    <style:style style:name="T289" style:parent-style-name="DefaultParagraphFont" style:family="text">
      <style:text-properties fo:color="#000000"/>
    </style:style>
    <style:style style:name="T290" style:parent-style-name="DefaultParagraphFont" style:family="text">
      <style:text-properties fo:color="#001080"/>
    </style:style>
    <style:style style:name="T291" style:parent-style-name="DefaultParagraphFont" style:family="text">
      <style:text-properties fo:color="#000000"/>
    </style:style>
    <style:style style:name="T292" style:parent-style-name="DefaultParagraphFont" style:family="text">
      <style:text-properties fo:color="#098658"/>
    </style:style>
    <style:style style:name="T293" style:parent-style-name="DefaultParagraphFont" style:family="text">
      <style:text-properties fo:color="#000000"/>
    </style:style>
    <style:style style:name="T294" style:parent-style-name="DefaultParagraphFont" style:family="text">
      <style:text-properties fo:color="#098658"/>
    </style:style>
    <style:style style:name="T295" style:parent-style-name="DefaultParagraphFont" style:family="text">
      <style:text-properties fo:color="#000000"/>
    </style:style>
    <style:style style:name="P296" style:parent-style-name="Normal" style:family="paragraph">
      <style:paragraph-properties fo:margin-bottom="0in" fo:line-height="112%" fo:background-color="#FFFFFF"/>
    </style:style>
    <style:style style:name="T297" style:parent-style-name="DefaultParagraphFont" style:family="text">
      <style:text-properties fo:color="#000000"/>
    </style:style>
    <style:style style:name="T298" style:parent-style-name="DefaultParagraphFont" style:family="text">
      <style:text-properties fo:color="#AF00DB"/>
    </style:style>
    <style:style style:name="T299" style:parent-style-name="DefaultParagraphFont" style:family="text">
      <style:text-properties fo:color="#000000"/>
    </style:style>
    <style:style style:name="T300" style:parent-style-name="DefaultParagraphFont" style:family="text">
      <style:text-properties fo:color="#AF00DB"/>
    </style:style>
    <style:style style:name="T301" style:parent-style-name="DefaultParagraphFont" style:family="text">
      <style:text-properties fo:color="#000000"/>
    </style:style>
    <style:style style:name="T302" style:parent-style-name="DefaultParagraphFont" style:family="text">
      <style:text-properties fo:color="#0000FF"/>
    </style:style>
    <style:style style:name="T303" style:parent-style-name="DefaultParagraphFont" style:family="text">
      <style:text-properties fo:color="#000000"/>
    </style:style>
    <style:style style:name="P304" style:parent-style-name="Normal" style:family="paragraph">
      <style:paragraph-properties fo:margin-bottom="0in" fo:line-height="112%" fo:background-color="#FFFFFF"/>
      <style:text-properties fo:color="#000000"/>
    </style:style>
    <style:style style:name="P305" style:parent-style-name="Normal" style:family="paragraph">
      <style:paragraph-properties fo:margin-bottom="0in" fo:line-height="112%" fo:background-color="#FFFFFF"/>
    </style:style>
    <style:style style:name="T306" style:parent-style-name="DefaultParagraphFont" style:family="text">
      <style:text-properties fo:color="#000000"/>
    </style:style>
    <style:style style:name="T307" style:parent-style-name="DefaultParagraphFont" style:family="text">
      <style:text-properties fo:color="#AF00DB"/>
    </style:style>
    <style:style style:name="T308" style:parent-style-name="DefaultParagraphFont" style:family="text">
      <style:text-properties fo:color="#000000"/>
    </style:style>
    <style:style style:name="T309" style:parent-style-name="DefaultParagraphFont" style:family="text">
      <style:text-properties fo:color="#0000FF"/>
    </style:style>
    <style:style style:name="T310" style:parent-style-name="DefaultParagraphFont" style:family="text">
      <style:text-properties fo:color="#000000"/>
    </style:style>
    <style:style style:name="P311" style:parent-style-name="Normal" style:family="paragraph">
      <style:paragraph-properties fo:margin-bottom="0in" fo:line-height="112%" fo:background-color="#FFFFFF"/>
      <style:text-properties fo:color="#000000"/>
    </style:style>
    <style:style style:name="P312" style:parent-style-name="Normal" style:family="paragraph">
      <style:paragraph-properties fo:margin-bottom="0in" fo:line-height="112%" fo:background-color="#FFFFFF"/>
      <style:text-properties fo:color="#000000"/>
    </style:style>
    <style:style style:name="P313" style:parent-style-name="Normal" style:family="paragraph">
      <style:paragraph-properties fo:margin-bottom="0in" fo:line-height="112%" fo:background-color="#FFFFFF"/>
      <style:text-properties fo:color="#000000"/>
    </style:style>
    <style:style style:name="P314" style:parent-style-name="ListParagraph" style:list-style-name="LFO17" style:family="paragraph"/>
    <style:style style:name="P315" style:parent-style-name="ListParagraph" style:list-style-name="LFO17" style:family="paragraph">
      <style:paragraph-properties fo:margin-top="0.1666in" fo:margin-bottom="0.1666in"/>
    </style:style>
    <style:style style:name="T316" style:parent-style-name="DefaultParagraphFont" style:family="text">
      <style:text-properties fo:font-weight="bold" style:font-weight-asian="bold" style:font-weight-complex="bold"/>
    </style:style>
    <style:style style:name="P317" style:parent-style-name="ListParagraph" style:list-style-name="LFO17" style:family="paragraph">
      <style:paragraph-properties fo:margin-top="0.1666in" fo:margin-bottom="0.1666in"/>
    </style:style>
    <style:style style:name="T318" style:parent-style-name="DefaultParagraphFont" style:family="text">
      <style:text-properties style:font-name="Aptos" style:font-name-asian="Aptos" style:font-name-complex="Aptos"/>
    </style:style>
    <style:style style:name="P319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20" style:parent-style-name="Normal" style:family="paragraph">
      <style:paragraph-properties fo:margin-bottom="0in" fo:line-height="112%" fo:background-color="#FFFFFF"/>
    </style:style>
    <style:style style:name="T32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25" style:parent-style-name="Normal" style:family="paragraph">
      <style:paragraph-properties fo:margin-bottom="0in" fo:line-height="112%" fo:background-color="#FFFFFF"/>
    </style:style>
    <style:style style:name="T32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2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43" style:parent-style-name="Normal" style:family="paragraph">
      <style:paragraph-properties fo:margin-bottom="0in" fo:line-height="112%" fo:background-color="#FFFFFF"/>
    </style:style>
    <style:style style:name="T34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53" style:parent-style-name="Normal" style:family="paragraph">
      <style:paragraph-properties fo:margin-bottom="0in" fo:line-height="112%" fo:background-color="#FFFFFF"/>
    </style:style>
    <style:style style:name="T35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63" style:parent-style-name="Normal" style:family="paragraph">
      <style:paragraph-properties fo:margin-bottom="0in" fo:line-height="112%" fo:background-color="#FFFFFF"/>
    </style:style>
    <style:style style:name="T36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75" style:parent-style-name="Normal" style:family="paragraph">
      <style:paragraph-properties fo:margin-bottom="0in" fo:line-height="112%" fo:background-color="#FFFFFF"/>
    </style:style>
    <style:style style:name="P376" style:parent-style-name="Normal" style:family="paragraph">
      <style:paragraph-properties fo:margin-bottom="0in" fo:line-height="112%" fo:background-color="#FFFFFF"/>
    </style:style>
    <style:style style:name="T37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82" style:parent-style-name="Normal" style:family="paragraph">
      <style:paragraph-properties fo:margin-bottom="0in" fo:line-height="112%" fo:background-color="#FFFFFF"/>
    </style:style>
    <style:style style:name="P383" style:parent-style-name="Normal" style:family="paragraph">
      <style:paragraph-properties fo:margin-bottom="0in" fo:line-height="112%" fo:background-color="#FFFFFF"/>
    </style:style>
    <style:style style:name="T38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395" style:parent-style-name="Normal" style:family="paragraph">
      <style:paragraph-properties fo:margin-bottom="0in" fo:line-height="112%" fo:background-color="#FFFFFF"/>
    </style:style>
    <style:style style:name="T39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07" style:parent-style-name="Normal" style:family="paragraph">
      <style:paragraph-properties fo:margin-bottom="0in" fo:line-height="112%" fo:background-color="#FFFFFF"/>
    </style:style>
    <style:style style:name="P408" style:parent-style-name="Normal" style:family="paragraph">
      <style:paragraph-properties fo:margin-bottom="0in" fo:line-height="112%" fo:background-color="#FFFFFF"/>
    </style:style>
    <style:style style:name="T40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18" style:parent-style-name="Normal" style:family="paragraph">
      <style:paragraph-properties fo:margin-bottom="0in" fo:line-height="112%" fo:background-color="#FFFFFF"/>
    </style:style>
    <style:style style:name="T41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20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2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2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24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26" style:parent-style-name="Normal" style:family="paragraph">
      <style:paragraph-properties fo:margin-bottom="0in" fo:line-height="112%" fo:background-color="#FFFFFF"/>
    </style:style>
    <style:style style:name="T42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43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34" style:parent-style-name="Normal" style:family="paragraph">
      <style:paragraph-properties fo:margin-bottom="0in" fo:line-height="112%" fo:background-color="#FFFFFF"/>
    </style:style>
    <style:style style:name="T43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36" style:parent-style-name="Normal" style:family="paragraph">
      <style:paragraph-properties fo:margin-bottom="0in" fo:line-height="112%" fo:background-color="#FFFFFF"/>
    </style:style>
    <style:style style:name="T43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38" style:parent-style-name="Normal" style:family="paragraph">
      <style:paragraph-properties fo:margin-bottom="0in" fo:line-height="112%" fo:background-color="#FFFFFF"/>
    </style:style>
    <style:style style:name="T43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44" style:parent-style-name="Normal" style:family="paragraph">
      <style:paragraph-properties fo:margin-bottom="0in" fo:line-height="112%" fo:background-color="#FFFFFF"/>
    </style:style>
    <style:style style:name="T44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4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4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50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52" style:parent-style-name="Normal" style:family="paragraph">
      <style:paragraph-properties fo:margin-bottom="0in" fo:line-height="112%" fo:background-color="#FFFFFF"/>
    </style:style>
    <style:style style:name="T45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54" style:parent-style-name="Normal" style:family="paragraph">
      <style:paragraph-properties fo:margin-bottom="0in" fo:line-height="112%" fo:background-color="#FFFFFF"/>
    </style:style>
    <style:style style:name="P455" style:parent-style-name="Normal" style:family="paragraph">
      <style:paragraph-properties fo:margin-bottom="0in" fo:line-height="112%" fo:background-color="#FFFFFF"/>
    </style:style>
    <style:style style:name="T45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57" style:parent-style-name="DefaultParagraphFont" style:family="text">
      <style:text-properties style:font-name="Consolas" style:font-name-asian="Consolas" style:font-name-complex="Consolas" fo:color="#008000" fo:font-size="9.5pt" style:font-size-asian="9.5pt" style:font-size-complex="9.5pt"/>
    </style:style>
    <style:style style:name="P458" style:parent-style-name="Normal" style:family="paragraph">
      <style:paragraph-properties fo:margin-bottom="0in" fo:line-height="112%" fo:background-color="#FFFFFF"/>
    </style:style>
    <style:style style:name="T45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66" style:parent-style-name="Normal" style:family="paragraph">
      <style:paragraph-properties fo:margin-bottom="0in" fo:line-height="112%" fo:background-color="#FFFFFF"/>
    </style:style>
    <style:style style:name="T46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68" style:parent-style-name="DefaultParagraphFont" style:family="text">
      <style:text-properties style:font-name="Consolas" style:font-name-asian="Consolas" style:font-name-complex="Consolas" fo:color="#008000" fo:font-size="9.5pt" style:font-size-asian="9.5pt" style:font-size-complex="9.5pt"/>
    </style:style>
    <style:style style:name="P469" style:parent-style-name="Normal" style:family="paragraph">
      <style:paragraph-properties fo:margin-bottom="0in" fo:line-height="112%" fo:background-color="#FFFFFF"/>
    </style:style>
    <style:style style:name="T47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71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73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75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47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77" style:parent-style-name="Normal" style:family="paragraph">
      <style:paragraph-properties fo:margin-bottom="0in" fo:line-height="112%" fo:background-color="#FFFFFF"/>
    </style:style>
    <style:style style:name="P478" style:parent-style-name="Normal" style:family="paragraph">
      <style:paragraph-properties fo:margin-bottom="0in" fo:line-height="112%" fo:background-color="#FFFFFF"/>
    </style:style>
    <style:style style:name="T47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asian="Consolas" style:font-name-complex="Consolas" fo:color="#008000" fo:font-size="9.5pt" style:font-size-asian="9.5pt" style:font-size-complex="9.5pt"/>
    </style:style>
    <style:style style:name="P481" style:parent-style-name="Normal" style:family="paragraph">
      <style:paragraph-properties fo:margin-bottom="0in" fo:line-height="112%" fo:background-color="#FFFFFF"/>
    </style:style>
    <style:style style:name="T48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89" style:parent-style-name="Normal" style:family="paragraph">
      <style:paragraph-properties fo:margin-bottom="0in" fo:line-height="112%" fo:background-color="#FFFFFF"/>
    </style:style>
    <style:style style:name="P490" style:parent-style-name="Normal" style:family="paragraph">
      <style:paragraph-properties fo:margin-bottom="0in" fo:line-height="112%" fo:background-color="#FFFFFF"/>
    </style:style>
    <style:style style:name="T49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92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96" style:parent-style-name="Normal" style:family="paragraph">
      <style:paragraph-properties fo:margin-bottom="0in" fo:line-height="112%" fo:background-color="#FFFFFF"/>
    </style:style>
    <style:style style:name="T49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50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04" style:parent-style-name="Normal" style:family="paragraph">
      <style:paragraph-properties fo:margin-bottom="0in" fo:line-height="112%" fo:background-color="#FFFFFF"/>
    </style:style>
    <style:style style:name="T50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06" style:parent-style-name="Normal" style:family="paragraph">
      <style:paragraph-properties fo:margin-bottom="0in" fo:line-height="112%" fo:background-color="#FFFFFF"/>
    </style:style>
    <style:style style:name="P507" style:parent-style-name="Normal" style:family="paragraph">
      <style:paragraph-properties fo:margin-bottom="0in" fo:line-height="112%" fo:background-color="#FFFFFF"/>
    </style:style>
    <style:style style:name="T50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09" style:parent-style-name="Normal" style:family="paragraph">
      <style:paragraph-properties fo:margin-bottom="0in" fo:line-height="112%" fo:background-color="#FFFFFF"/>
    </style:style>
    <style:style style:name="T51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11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51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13" style:parent-style-name="Normal" style:family="paragraph">
      <style:paragraph-properties fo:margin-bottom="0in" fo:line-height="112%" fo:background-color="#FFFFFF"/>
    </style:style>
    <style:style style:name="T51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15" style:parent-style-name="Normal" style:family="paragraph">
      <style:paragraph-properties fo:margin-bottom="0in" fo:line-height="112%" fo:background-color="#FFFFFF"/>
    </style:style>
    <style:style style:name="P516" style:parent-style-name="Normal" style:family="paragraph">
      <style:paragraph-properties fo:margin-bottom="0in" fo:line-height="112%" fo:background-color="#FFFFFF"/>
    </style:style>
    <style:style style:name="T51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20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2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22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52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24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2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2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2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28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2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0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3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32" style:parent-style-name="Normal" style:family="paragraph">
      <style:paragraph-properties fo:margin-bottom="0in" fo:line-height="112%" fo:background-color="#FFFFFF"/>
    </style:style>
    <style:style style:name="T53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4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6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3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3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0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2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54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44" style:parent-style-name="Normal" style:family="paragraph">
      <style:paragraph-properties fo:margin-bottom="0in" fo:line-height="112%" fo:background-color="#FFFFFF"/>
    </style:style>
    <style:style style:name="T54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6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54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5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2" style:parent-style-name="Normal" style:family="paragraph">
      <style:paragraph-properties fo:margin-bottom="0in" fo:line-height="112%" fo:background-color="#FFFFFF"/>
    </style:style>
    <style:style style:name="T55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4" style:parent-style-name="Normal" style:family="paragraph">
      <style:paragraph-properties fo:margin-bottom="0in" fo:line-height="112%" fo:background-color="#FFFFFF"/>
    </style:style>
    <style:style style:name="T55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55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5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5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60" style:parent-style-name="Normal" style:family="paragraph">
      <style:paragraph-properties fo:margin-bottom="0in" fo:line-height="112%" fo:background-color="#FFFFFF"/>
    </style:style>
    <style:style style:name="T56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62" style:parent-style-name="Normal" style:family="paragraph">
      <style:paragraph-properties fo:margin-bottom="0in" fo:line-height="112%" fo:background-color="#FFFFFF"/>
    </style:style>
    <style:style style:name="T56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64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5" style:parent-style-name="ListParagraph" style:list-style-name="LFO15" style:family="paragraph">
      <style:paragraph-properties fo:margin-top="0.1666in" fo:margin-bottom="0.1666in"/>
    </style:style>
    <style:style style:name="P566" style:parent-style-name="ListParagraph" style:list-style-name="LFO15" style:family="paragraph">
      <style:paragraph-properties fo:margin-top="0.1666in" fo:margin-bottom="0.1666in"/>
    </style:style>
    <style:style style:name="T567" style:parent-style-name="DefaultParagraphFont" style:family="text">
      <style:text-properties fo:font-weight="bold" style:font-weight-asian="bold" style:font-weight-complex="bold"/>
    </style:style>
    <style:style style:name="P568" style:parent-style-name="ListParagraph" style:list-style-name="LFO15" style:family="paragraph">
      <style:paragraph-properties fo:margin-top="0.1666in" fo:margin-bottom="0.1666in"/>
    </style:style>
    <style:style style:name="P569" style:parent-style-name="Normal" style:family="paragraph">
      <style:paragraph-properties fo:margin-top="0.1666in" fo:margin-bottom="0.1666in"/>
    </style:style>
    <style:style style:name="P570" style:parent-style-name="Normal" style:family="paragraph">
      <style:paragraph-properties fo:margin-bottom="0in" fo:line-height="112%" fo:background-color="#FFFFFF"/>
    </style:style>
    <style:style style:name="T57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75" style:parent-style-name="Normal" style:family="paragraph">
      <style:paragraph-properties fo:margin-bottom="0in" fo:line-height="112%" fo:background-color="#FFFFFF"/>
    </style:style>
    <style:style style:name="T57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8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81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58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8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8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8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91" style:parent-style-name="Normal" style:family="paragraph">
      <style:paragraph-properties fo:margin-bottom="0in" fo:line-height="112%" fo:background-color="#FFFFFF"/>
    </style:style>
    <style:style style:name="T59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9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59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9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60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01" style:parent-style-name="Normal" style:family="paragraph">
      <style:paragraph-properties fo:margin-bottom="0in" fo:line-height="112%" fo:background-color="#FFFFFF"/>
    </style:style>
    <style:style style:name="T60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0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60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09" style:parent-style-name="Normal" style:family="paragraph">
      <style:paragraph-properties fo:margin-bottom="0in" fo:line-height="112%" fo:background-color="#FFFFFF"/>
    </style:style>
    <style:style style:name="T61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11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61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15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1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17" style:parent-style-name="Normal" style:family="paragraph">
      <style:paragraph-properties fo:margin-bottom="0in" fo:line-height="112%" fo:background-color="#FFFFFF"/>
    </style:style>
    <style:style style:name="T61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23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25" style:parent-style-name="Normal" style:family="paragraph">
      <style:paragraph-properties fo:margin-bottom="0in" fo:line-height="112%" fo:background-color="#FFFFFF"/>
    </style:style>
    <style:style style:name="P626" style:parent-style-name="Normal" style:family="paragraph">
      <style:paragraph-properties fo:margin-bottom="0in" fo:line-height="112%" fo:background-color="#FFFFFF"/>
    </style:style>
    <style:style style:name="T62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2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2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30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63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3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63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34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3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36" style:parent-style-name="Normal" style:family="paragraph">
      <style:paragraph-properties fo:margin-bottom="0in" fo:line-height="112%" fo:background-color="#FFFFFF"/>
    </style:style>
    <style:style style:name="T63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3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3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40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4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42" style:parent-style-name="Normal" style:family="paragraph">
      <style:paragraph-properties fo:margin-bottom="0in" fo:line-height="112%" fo:background-color="#FFFFFF"/>
    </style:style>
    <style:style style:name="T64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44" style:parent-style-name="Normal" style:family="paragraph">
      <style:paragraph-properties fo:margin-bottom="0in" fo:line-height="112%" fo:background-color="#FFFFFF"/>
    </style:style>
    <style:style style:name="T64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46" style:parent-style-name="Normal" style:family="paragraph">
      <style:paragraph-properties fo:margin-bottom="0in" fo:line-height="112%" fo:background-color="#FFFFFF"/>
    </style:style>
    <style:style style:name="T64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4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50" style:parent-style-name="Normal" style:family="paragraph">
      <style:paragraph-properties fo:margin-bottom="0in" fo:line-height="112%" fo:background-color="#FFFFFF"/>
    </style:style>
    <style:style style:name="T65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5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54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56" style:parent-style-name="Normal" style:family="paragraph">
      <style:paragraph-properties fo:margin-bottom="0in" fo:line-height="112%" fo:background-color="#FFFFFF"/>
    </style:style>
    <style:style style:name="T65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58" style:parent-style-name="Normal" style:family="paragraph">
      <style:paragraph-properties fo:margin-bottom="0in" fo:line-height="112%" fo:background-color="#FFFFFF"/>
    </style:style>
    <style:style style:name="T65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60" style:parent-style-name="Normal" style:family="paragraph">
      <style:paragraph-properties fo:margin-bottom="0in" fo:line-height="112%" fo:background-color="#FFFFFF"/>
    </style:style>
    <style:style style:name="T66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62" style:parent-style-name="Normal" style:family="paragraph">
      <style:paragraph-properties fo:margin-bottom="0in" fo:line-height="112%" fo:background-color="#FFFFFF"/>
    </style:style>
    <style:style style:name="T66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64" style:parent-style-name="Normal" style:family="paragraph">
      <style:paragraph-properties fo:margin-bottom="0in" fo:line-height="112%" fo:background-color="#FFFFFF"/>
    </style:style>
    <style:style style:name="T66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66" style:parent-style-name="Normal" style:family="paragraph">
      <style:paragraph-properties fo:margin-bottom="0in" fo:line-height="112%" fo:background-color="#FFFFFF"/>
    </style:style>
    <style:style style:name="T66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6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66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70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72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67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74" style:parent-style-name="Normal" style:family="paragraph">
      <style:paragraph-properties fo:margin-bottom="0in" fo:line-height="112%" fo:background-color="#FFFFFF"/>
    </style:style>
    <style:style style:name="T67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76" style:parent-style-name="Normal" style:family="paragraph">
      <style:paragraph-properties fo:margin-bottom="0in" fo:line-height="112%" fo:background-color="#FFFFFF"/>
    </style:style>
    <style:style style:name="T67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7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67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80" style:parent-style-name="Normal" style:family="paragraph">
      <style:paragraph-properties fo:margin-bottom="0in" fo:line-height="112%" fo:background-color="#FFFFFF"/>
    </style:style>
    <style:style style:name="T68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82" style:parent-style-name="Normal" style:family="paragraph">
      <style:paragraph-properties fo:margin-bottom="0in" fo:line-height="112%" fo:background-color="#FFFFFF"/>
    </style:style>
    <style:style style:name="T68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84" style:parent-style-name="Normal" style:family="paragraph">
      <style:paragraph-properties fo:margin-top="0.1666in" fo:margin-bottom="0.1666in"/>
    </style:style>
    <style:style style:name="P685" style:parent-style-name="ListParagraph" style:list-style-name="LFO13" style:family="paragraph">
      <style:paragraph-properties fo:margin-top="0.1666in" fo:margin-bottom="0.1666in"/>
    </style:style>
    <style:style style:name="T686" style:parent-style-name="DefaultParagraphFont" style:family="text">
      <style:text-properties fo:font-weight="bold" style:font-weight-asian="bold" style:font-weight-complex="bold"/>
    </style:style>
    <style:style style:name="P687" style:parent-style-name="ListParagraph" style:list-style-name="LFO13" style:family="paragraph">
      <style:paragraph-properties fo:margin-top="0.1666in" fo:margin-bottom="0.1666in"/>
    </style:style>
    <style:style style:name="P688" style:parent-style-name="ListParagraph" style:list-style-name="LFO13" style:family="paragraph">
      <style:paragraph-properties fo:margin-top="0.1666in" fo:margin-bottom="0.1666in"/>
    </style:style>
    <style:style style:name="P689" style:parent-style-name="ListParagraph" style:list-style-name="LFO13" style:family="paragraph">
      <style:paragraph-properties fo:margin-top="0.1666in" fo:margin-bottom="0.1666in"/>
    </style:style>
    <style:style style:name="P690" style:parent-style-name="Normal" style:family="paragraph">
      <style:paragraph-properties fo:margin-top="0.1666in" fo:margin-bottom="0.1666in"/>
    </style:style>
    <style:style style:name="P691" style:parent-style-name="Normal" style:family="paragraph">
      <style:paragraph-properties fo:margin-bottom="0in" fo:line-height="112%" fo:background-color="#FFFFFF"/>
    </style:style>
    <style:style style:name="T692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9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94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69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696" style:parent-style-name="Normal" style:family="paragraph">
      <style:paragraph-properties fo:margin-bottom="0in" fo:line-height="112%" fo:background-color="#FFFFFF"/>
    </style:style>
    <style:style style:name="T69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698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69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00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0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02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70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04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0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0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0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08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0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10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1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12" style:parent-style-name="Normal" style:family="paragraph">
      <style:paragraph-properties fo:margin-bottom="0in" fo:line-height="112%" fo:background-color="#FFFFFF"/>
    </style:style>
    <style:style style:name="T71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14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1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1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1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18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71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20" style:parent-style-name="Normal" style:family="paragraph">
      <style:paragraph-properties fo:margin-bottom="0in" fo:line-height="112%" fo:background-color="#FFFFFF"/>
    </style:style>
    <style:style style:name="T72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22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2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2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2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26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72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28" style:parent-style-name="Normal" style:family="paragraph">
      <style:paragraph-properties fo:margin-bottom="0in" fo:line-height="112%" fo:background-color="#FFFFFF"/>
    </style:style>
    <style:style style:name="T72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30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3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3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3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3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3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3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3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38" style:parent-style-name="Normal" style:family="paragraph">
      <style:paragraph-properties fo:margin-bottom="0in" fo:line-height="112%" fo:background-color="#FFFFFF"/>
    </style:style>
    <style:style style:name="P739" style:parent-style-name="Normal" style:family="paragraph">
      <style:paragraph-properties fo:margin-bottom="0in" fo:line-height="112%" fo:background-color="#FFFFFF"/>
    </style:style>
    <style:style style:name="T74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41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74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4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74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4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4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47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5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51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5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53" style:parent-style-name="Normal" style:family="paragraph">
      <style:paragraph-properties fo:margin-bottom="0in" fo:line-height="112%" fo:background-color="#FFFFFF"/>
    </style:style>
    <style:style style:name="T75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55" style:parent-style-name="Normal" style:family="paragraph">
      <style:paragraph-properties fo:margin-bottom="0in" fo:line-height="112%" fo:background-color="#FFFFFF"/>
    </style:style>
    <style:style style:name="P756" style:parent-style-name="Normal" style:family="paragraph">
      <style:paragraph-properties fo:margin-bottom="0in" fo:line-height="112%" fo:background-color="#FFFFFF"/>
    </style:style>
    <style:style style:name="T75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5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75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60" style:parent-style-name="Normal" style:family="paragraph">
      <style:paragraph-properties fo:margin-bottom="0in" fo:line-height="112%" fo:background-color="#FFFFFF"/>
    </style:style>
    <style:style style:name="T76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6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6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64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76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66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76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68" style:parent-style-name="Normal" style:family="paragraph">
      <style:paragraph-properties fo:margin-bottom="0in" fo:line-height="112%" fo:background-color="#FFFFFF"/>
    </style:style>
    <style:style style:name="T76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70" style:parent-style-name="Normal" style:family="paragraph">
      <style:paragraph-properties fo:margin-bottom="0in" fo:line-height="112%" fo:background-color="#FFFFFF"/>
    </style:style>
    <style:style style:name="T77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72" style:parent-style-name="Normal" style:family="paragraph">
      <style:paragraph-properties fo:margin-bottom="0in" fo:line-height="112%" fo:background-color="#FFFFFF"/>
    </style:style>
    <style:style style:name="T77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74" style:parent-style-name="Normal" style:family="paragraph">
      <style:paragraph-properties fo:margin-bottom="0in" fo:line-height="112%" fo:background-color="#FFFFFF"/>
    </style:style>
    <style:style style:name="T77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76" style:parent-style-name="Normal" style:family="paragraph">
      <style:paragraph-properties fo:margin-bottom="0in" fo:line-height="112%" fo:background-color="#FFFFFF"/>
    </style:style>
    <style:style style:name="P777" style:parent-style-name="Normal" style:family="paragraph">
      <style:paragraph-properties fo:margin-bottom="0in" fo:line-height="112%" fo:background-color="#FFFFFF"/>
    </style:style>
    <style:style style:name="T77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79" style:parent-style-name="Normal" style:family="paragraph">
      <style:paragraph-properties fo:margin-bottom="0in" fo:line-height="112%" fo:background-color="#FFFFFF"/>
    </style:style>
    <style:style style:name="P780" style:parent-style-name="Normal" style:family="paragraph">
      <style:paragraph-properties fo:margin-bottom="0in" fo:line-height="112%" fo:background-color="#FFFFFF"/>
    </style:style>
    <style:style style:name="T78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82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78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8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8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8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787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78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89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79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791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79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93" style:parent-style-name="Normal" style:family="paragraph">
      <style:paragraph-properties fo:margin-bottom="0in" fo:line-height="112%" fo:background-color="#FFFFFF"/>
    </style:style>
    <style:style style:name="T79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95" style:parent-style-name="Normal" style:family="paragraph">
      <style:paragraph-properties fo:margin-bottom="0in" fo:line-height="112%" fo:background-color="#FFFFFF"/>
    </style:style>
    <style:style style:name="T79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797" style:parent-style-name="Normal" style:family="paragraph">
      <style:paragraph-properties fo:margin-top="0.1666in" fo:margin-bottom="0.1666in"/>
    </style:style>
    <style:style style:name="P798" style:parent-style-name="Normal" style:family="paragraph">
      <style:paragraph-properties fo:margin-top="0.1666in" fo:margin-bottom="0.1666in"/>
    </style:style>
    <style:style style:name="P799" style:parent-style-name="ListParagraph" style:list-style-name="LFO11" style:family="paragraph">
      <style:paragraph-properties fo:margin-top="0.1666in" fo:margin-bottom="0.1666in"/>
    </style:style>
    <style:style style:name="T800" style:parent-style-name="DefaultParagraphFont" style:family="text">
      <style:text-properties fo:font-weight="bold" style:font-weight-asian="bold" style:font-weight-complex="bold"/>
    </style:style>
    <style:style style:name="P801" style:parent-style-name="ListParagraph" style:list-style-name="LFO11" style:family="paragraph">
      <style:paragraph-properties fo:margin-top="0.1666in" fo:margin-bottom="0.1666in"/>
    </style:style>
    <style:style style:name="P802" style:parent-style-name="ListParagraph" style:list-style-name="LFO11" style:family="paragraph">
      <style:paragraph-properties fo:margin-top="0.1666in" fo:margin-bottom="0.1666in"/>
    </style:style>
    <style:style style:name="P803" style:parent-style-name="Normal" style:family="paragraph">
      <style:paragraph-properties fo:margin-top="0.1666in" fo:margin-bottom="0.1666in"/>
    </style:style>
    <style:style style:name="P804" style:parent-style-name="Normal" style:family="paragraph">
      <style:paragraph-properties fo:margin-bottom="0in" fo:line-height="112%" fo:background-color="#FFFFFF"/>
    </style:style>
    <style:style style:name="T805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80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0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0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09" style:parent-style-name="Normal" style:family="paragraph">
      <style:paragraph-properties fo:margin-bottom="0in" fo:line-height="112%" fo:background-color="#FFFFFF"/>
    </style:style>
    <style:style style:name="T81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11" style:parent-style-name="DefaultParagraphFont" style:family="text">
      <style:text-properties style:font-name="Consolas" style:font-name-asian="Consolas" style:font-name-complex="Consolas" fo:color="#0000FF" fo:font-size="9.5pt" style:font-size-asian="9.5pt" style:font-size-complex="9.5pt"/>
    </style:style>
    <style:style style:name="T81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1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1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15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81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1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1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1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2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21" style:parent-style-name="Normal" style:family="paragraph">
      <style:paragraph-properties fo:margin-bottom="0in" fo:line-height="112%" fo:background-color="#FFFFFF"/>
    </style:style>
    <style:style style:name="T82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2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2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2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2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27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2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29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83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31" style:parent-style-name="Normal" style:family="paragraph">
      <style:paragraph-properties fo:margin-bottom="0in" fo:line-height="112%" fo:background-color="#FFFFFF"/>
    </style:style>
    <style:style style:name="T83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33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3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3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3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37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83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39" style:parent-style-name="Normal" style:family="paragraph">
      <style:paragraph-properties fo:margin-bottom="0in" fo:line-height="112%" fo:background-color="#FFFFFF"/>
    </style:style>
    <style:style style:name="T84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41" style:parent-style-name="DefaultParagraphFont" style:family="text">
      <style:text-properties style:font-name="Consolas" style:font-name-asian="Consolas" style:font-name-complex="Consolas" fo:color="#008000" fo:font-size="9.5pt" style:font-size-asian="9.5pt" style:font-size-complex="9.5pt"/>
    </style:style>
    <style:style style:name="P842" style:parent-style-name="Normal" style:family="paragraph">
      <style:paragraph-properties fo:margin-bottom="0in" fo:line-height="112%" fo:background-color="#FFFFFF"/>
    </style:style>
    <style:style style:name="T84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44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4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46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4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48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84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50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5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52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85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54" style:parent-style-name="Normal" style:family="paragraph">
      <style:paragraph-properties fo:margin-bottom="0in" fo:line-height="112%" fo:background-color="#FFFFFF"/>
    </style:style>
    <style:style style:name="T85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56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5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58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5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60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86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62" style:parent-style-name="Normal" style:family="paragraph">
      <style:paragraph-properties fo:margin-bottom="0in" fo:line-height="112%" fo:background-color="#FFFFFF"/>
    </style:style>
    <style:style style:name="P863" style:parent-style-name="Normal" style:family="paragraph">
      <style:paragraph-properties fo:margin-bottom="0in" fo:line-height="112%" fo:background-color="#FFFFFF"/>
    </style:style>
    <style:style style:name="T86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65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86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67" style:parent-style-name="DefaultParagraphFont" style:family="text">
      <style:text-properties style:font-name="Consolas" style:font-name-asian="Consolas" style:font-name-complex="Consolas" fo:color="#267F99" fo:font-size="9.5pt" style:font-size-asian="9.5pt" style:font-size-complex="9.5pt"/>
    </style:style>
    <style:style style:name="T86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69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7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71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87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73" style:parent-style-name="Normal" style:family="paragraph">
      <style:paragraph-properties fo:margin-bottom="0in" fo:line-height="112%" fo:background-color="#FFFFFF"/>
    </style:style>
    <style:style style:name="T87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7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7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77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87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79" style:parent-style-name="Normal" style:family="paragraph">
      <style:paragraph-properties fo:margin-bottom="0in" fo:line-height="112%" fo:background-color="#FFFFFF"/>
    </style:style>
    <style:style style:name="P880" style:parent-style-name="Normal" style:family="paragraph">
      <style:paragraph-properties fo:margin-bottom="0in" fo:line-height="112%" fo:background-color="#FFFFFF"/>
    </style:style>
    <style:style style:name="T88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82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88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84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8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86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88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88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88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90" style:parent-style-name="Normal" style:family="paragraph">
      <style:paragraph-properties fo:margin-bottom="0in" fo:line-height="112%" fo:background-color="#FFFFFF"/>
    </style:style>
    <style:style style:name="T89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92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893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894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895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96" style:parent-style-name="Normal" style:family="paragraph">
      <style:paragraph-properties fo:margin-bottom="0in" fo:line-height="112%" fo:background-color="#FFFFFF"/>
    </style:style>
    <style:style style:name="T897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898" style:parent-style-name="Normal" style:family="paragraph">
      <style:paragraph-properties fo:margin-bottom="0in" fo:line-height="112%" fo:background-color="#FFFFFF"/>
    </style:style>
    <style:style style:name="T899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00" style:parent-style-name="Normal" style:family="paragraph">
      <style:paragraph-properties fo:margin-bottom="0in" fo:line-height="112%" fo:background-color="#FFFFFF"/>
    </style:style>
    <style:style style:name="T901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02" style:parent-style-name="Normal" style:family="paragraph">
      <style:paragraph-properties fo:margin-bottom="0in" fo:line-height="112%" fo:background-color="#FFFFFF"/>
    </style:style>
    <style:style style:name="P903" style:parent-style-name="Normal" style:family="paragraph">
      <style:paragraph-properties fo:margin-bottom="0in" fo:line-height="112%" fo:background-color="#FFFFFF"/>
    </style:style>
    <style:style style:name="T90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05" style:parent-style-name="DefaultParagraphFont" style:family="text">
      <style:text-properties style:font-name="Consolas" style:font-name-asian="Consolas" style:font-name-complex="Consolas" fo:color="#001080" fo:font-size="9.5pt" style:font-size-asian="9.5pt" style:font-size-complex="9.5pt"/>
    </style:style>
    <style:style style:name="T90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07" style:parent-style-name="DefaultParagraphFont" style:family="text">
      <style:text-properties style:font-name="Consolas" style:font-name-asian="Consolas" style:font-name-complex="Consolas" fo:color="#795E26" fo:font-size="9.5pt" style:font-size-asian="9.5pt" style:font-size-complex="9.5pt"/>
    </style:style>
    <style:style style:name="T90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09" style:parent-style-name="DefaultParagraphFont" style:family="text">
      <style:text-properties style:font-name="Consolas" style:font-name-asian="Consolas" style:font-name-complex="Consolas" fo:color="#098658" fo:font-size="9.5pt" style:font-size-asian="9.5pt" style:font-size-complex="9.5pt"/>
    </style:style>
    <style:style style:name="T91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11" style:parent-style-name="Normal" style:family="paragraph">
      <style:paragraph-properties fo:margin-bottom="0in" fo:line-height="112%" fo:background-color="#FFFFFF"/>
    </style:style>
    <style:style style:name="T912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13" style:parent-style-name="Normal" style:family="paragraph">
      <style:paragraph-properties fo:margin-bottom="0in" fo:line-height="112%" fo:background-color="#FFFFFF"/>
    </style:style>
    <style:style style:name="T914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915" style:parent-style-name="DefaultParagraphFont" style:family="text">
      <style:text-properties style:font-name="Consolas" style:font-name-asian="Consolas" style:font-name-complex="Consolas" fo:color="#AF00DB" fo:font-size="9.5pt" style:font-size-asian="9.5pt" style:font-size-complex="9.5pt"/>
    </style:style>
    <style:style style:name="T916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17" style:parent-style-name="Normal" style:family="paragraph">
      <style:paragraph-properties fo:margin-bottom="0in" fo:line-height="112%" fo:background-color="#FFFFFF"/>
    </style:style>
    <style:style style:name="T918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19" style:parent-style-name="Normal" style:family="paragraph">
      <style:paragraph-properties fo:margin-bottom="0in" fo:line-height="112%" fo:background-color="#FFFFFF"/>
    </style:style>
    <style:style style:name="T92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921" style:parent-style-name="Normal" style:family="paragraph">
      <style:paragraph-properties fo:margin-top="0.1666in" fo:margin-bottom="0.1666in"/>
    </style:style>
    <style:style style:name="P922" style:parent-style-name="ListParagraph" style:list-style-name="LFO9" style:family="paragraph">
      <style:paragraph-properties fo:margin-top="0.1666in" fo:margin-bottom="0.1666in"/>
    </style:style>
    <style:style style:name="T923" style:parent-style-name="DefaultParagraphFont" style:family="text">
      <style:text-properties fo:font-weight="bold" style:font-weight-asian="bold" style:font-weight-complex="bold"/>
    </style:style>
    <style:style style:name="P924" style:parent-style-name="ListParagraph" style:list-style-name="LFO9" style:family="paragraph">
      <style:paragraph-properties fo:margin-top="0.1666in" fo:margin-bottom="0.1666in"/>
    </style:style>
    <style:style style:name="P925" style:parent-style-name="ListParagraph" style:list-style-name="LFO9" style:family="paragraph">
      <style:paragraph-properties fo:margin-top="0.1666in" fo:margin-bottom="0.1666in"/>
    </style:style>
    <style:style style:name="T926" style:parent-style-name="DefaultParagraphFont" style:family="text">
      <style:text-properties style:font-name="Aptos" style:font-name-asian="Aptos" style:font-name-complex="Aptos"/>
    </style:style>
    <style:style style:name="P927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28" style:parent-style-name="Normal" style:family="paragraph">
      <style:paragraph-properties fo:margin-top="0.1666in" fo:margin-bottom="0.1666in"/>
    </style:style>
    <style:style style:name="T929" style:parent-style-name="DefaultParagraphFont" style:family="text">
      <style:text-properties style:font-name="Aptos" style:font-name-asian="Aptos" style:font-name-complex="Aptos"/>
    </style:style>
    <style:style style:name="P930" style:parent-style-name="Normal" style:family="paragraph">
      <style:paragraph-properties fo:margin-top="0.1666in" fo:margin-bottom="0.1666in"/>
    </style:style>
    <style:style style:name="T931" style:parent-style-name="DefaultParagraphFont" style:family="text">
      <style:text-properties style:font-name="Aptos" style:font-name-asian="Aptos" style:font-name-complex="Aptos"/>
    </style:style>
    <style:style style:name="P932" style:parent-style-name="Normal" style:family="paragraph">
      <style:paragraph-properties fo:margin-top="0.1666in" fo:margin-bottom="0.1666in"/>
    </style:style>
    <style:style style:name="T933" style:parent-style-name="DefaultParagraphFont" style:family="text">
      <style:text-properties style:font-name="Aptos" style:font-name-asian="Aptos" style:font-name-complex="Aptos"/>
    </style:style>
    <style:style style:name="P934" style:parent-style-name="Normal" style:family="paragraph">
      <style:paragraph-properties fo:margin-top="0.1666in" fo:margin-bottom="0.1666in"/>
    </style:style>
    <style:style style:name="T935" style:parent-style-name="DefaultParagraphFont" style:family="text">
      <style:text-properties style:font-name="Aptos" style:font-name-asian="Aptos" style:font-name-complex="Aptos"/>
    </style:style>
    <style:style style:name="P936" style:parent-style-name="Normal" style:family="paragraph">
      <style:paragraph-properties fo:margin-top="0.1666in" fo:margin-bottom="0.1666in"/>
    </style:style>
    <style:style style:name="T937" style:parent-style-name="DefaultParagraphFont" style:family="text">
      <style:text-properties style:font-name="Aptos" style:font-name-asian="Aptos" style:font-name-complex="Aptos"/>
    </style:style>
    <style:style style:name="P938" style:parent-style-name="Normal" style:family="paragraph">
      <style:paragraph-properties fo:margin-top="0.1666in" fo:margin-bottom="0.1666in"/>
    </style:style>
    <style:style style:name="T939" style:parent-style-name="DefaultParagraphFont" style:family="text">
      <style:text-properties style:font-name="Aptos" style:font-name-asian="Aptos" style:font-name-complex="Aptos"/>
    </style:style>
    <style:style style:name="P940" style:parent-style-name="Normal" style:family="paragraph">
      <style:paragraph-properties fo:margin-top="0.1666in" fo:margin-bottom="0.1666in"/>
    </style:style>
    <style:style style:name="T941" style:parent-style-name="DefaultParagraphFont" style:family="text">
      <style:text-properties style:font-name="Aptos" style:font-name-asian="Aptos" style:font-name-complex="Aptos"/>
    </style:style>
    <style:style style:name="P942" style:parent-style-name="Normal" style:family="paragraph">
      <style:paragraph-properties fo:margin-top="0.1666in" fo:margin-bottom="0.1666in"/>
    </style:style>
    <style:style style:name="T943" style:parent-style-name="DefaultParagraphFont" style:family="text">
      <style:text-properties style:font-name="Aptos" style:font-name-asian="Aptos" style:font-name-complex="Aptos"/>
    </style:style>
    <style:style style:name="P944" style:parent-style-name="Normal" style:family="paragraph">
      <style:paragraph-properties fo:margin-top="0.1666in" fo:margin-bottom="0.1666in"/>
    </style:style>
    <style:style style:name="T945" style:parent-style-name="DefaultParagraphFont" style:family="text">
      <style:text-properties style:font-name="Aptos" style:font-name-asian="Aptos" style:font-name-complex="Aptos"/>
    </style:style>
    <style:style style:name="P946" style:parent-style-name="Normal" style:family="paragraph">
      <style:paragraph-properties fo:margin-top="0.1666in" fo:margin-bottom="0.1666in"/>
    </style:style>
    <style:style style:name="T947" style:parent-style-name="DefaultParagraphFont" style:family="text">
      <style:text-properties style:font-name="Aptos" style:font-name-asian="Aptos" style:font-name-complex="Aptos"/>
    </style:style>
    <style:style style:name="P948" style:parent-style-name="Normal" style:family="paragraph">
      <style:paragraph-properties fo:margin-top="0.1666in" fo:margin-bottom="0.1666in"/>
    </style:style>
    <style:style style:name="T949" style:parent-style-name="DefaultParagraphFont" style:family="text">
      <style:text-properties style:font-name="Aptos" style:font-name-asian="Aptos" style:font-name-complex="Aptos"/>
    </style:style>
    <style:style style:name="P950" style:parent-style-name="Normal" style:family="paragraph">
      <style:paragraph-properties fo:margin-top="0.1666in" fo:margin-bottom="0.1666in"/>
    </style:style>
    <style:style style:name="T951" style:parent-style-name="DefaultParagraphFont" style:family="text">
      <style:text-properties style:font-name="Aptos" style:font-name-asian="Aptos" style:font-name-complex="Aptos"/>
    </style:style>
    <style:style style:name="P952" style:parent-style-name="Normal" style:family="paragraph">
      <style:paragraph-properties fo:margin-top="0.1666in" fo:margin-bottom="0.1666in"/>
    </style:style>
    <style:style style:name="T953" style:parent-style-name="DefaultParagraphFont" style:family="text">
      <style:text-properties style:font-name="Aptos" style:font-name-asian="Aptos" style:font-name-complex="Aptos"/>
    </style:style>
    <style:style style:name="P954" style:parent-style-name="Normal" style:family="paragraph">
      <style:paragraph-properties fo:margin-top="0.1666in" fo:margin-bottom="0.1666in"/>
    </style:style>
    <style:style style:name="T955" style:parent-style-name="DefaultParagraphFont" style:family="text">
      <style:text-properties style:font-name="Aptos" style:font-name-asian="Aptos" style:font-name-complex="Aptos"/>
    </style:style>
    <style:style style:name="P956" style:parent-style-name="Normal" style:family="paragraph">
      <style:paragraph-properties fo:margin-top="0.1666in" fo:margin-bottom="0.1666in"/>
    </style:style>
    <style:style style:name="T957" style:parent-style-name="DefaultParagraphFont" style:family="text">
      <style:text-properties style:font-name="Aptos" style:font-name-asian="Aptos" style:font-name-complex="Aptos"/>
    </style:style>
    <style:style style:name="P958" style:parent-style-name="Normal" style:family="paragraph">
      <style:paragraph-properties fo:margin-top="0.1666in" fo:margin-bottom="0.1666in"/>
    </style:style>
    <style:style style:name="T959" style:parent-style-name="DefaultParagraphFont" style:family="text">
      <style:text-properties style:font-name="Aptos" style:font-name-asian="Aptos" style:font-name-complex="Aptos"/>
    </style:style>
    <style:style style:name="P960" style:parent-style-name="Normal" style:family="paragraph">
      <style:paragraph-properties fo:margin-top="0.1666in" fo:margin-bottom="0.1666in"/>
    </style:style>
    <style:style style:name="T961" style:parent-style-name="DefaultParagraphFont" style:family="text">
      <style:text-properties style:font-name="Aptos" style:font-name-asian="Aptos" style:font-name-complex="Aptos"/>
    </style:style>
    <style:style style:name="P962" style:parent-style-name="Normal" style:family="paragraph">
      <style:paragraph-properties fo:margin-top="0.1666in" fo:margin-bottom="0.1666in"/>
    </style:style>
    <style:style style:name="T963" style:parent-style-name="DefaultParagraphFont" style:family="text">
      <style:text-properties style:font-name="Aptos" style:font-name-asian="Aptos" style:font-name-complex="Aptos"/>
    </style:style>
    <style:style style:name="P964" style:parent-style-name="Normal" style:family="paragraph">
      <style:paragraph-properties fo:margin-top="0.1666in" fo:margin-bottom="0.1666in"/>
    </style:style>
    <style:style style:name="T965" style:parent-style-name="DefaultParagraphFont" style:family="text">
      <style:text-properties style:font-name="Aptos" style:font-name-asian="Aptos" style:font-name-complex="Aptos"/>
    </style:style>
    <style:style style:name="P966" style:parent-style-name="Normal" style:family="paragraph">
      <style:paragraph-properties fo:margin-top="0.1666in" fo:margin-bottom="0.1666in"/>
    </style:style>
    <style:style style:name="T967" style:parent-style-name="DefaultParagraphFont" style:family="text">
      <style:text-properties style:font-name="Aptos" style:font-name-asian="Aptos" style:font-name-complex="Aptos"/>
    </style:style>
    <style:style style:name="P968" style:parent-style-name="Normal" style:family="paragraph">
      <style:paragraph-properties fo:margin-top="0.1666in" fo:margin-bottom="0.1666in"/>
    </style:style>
    <style:style style:name="T969" style:parent-style-name="DefaultParagraphFont" style:family="text">
      <style:text-properties style:font-name="Aptos" style:font-name-asian="Aptos" style:font-name-complex="Aptos"/>
    </style:style>
    <style:style style:name="P970" style:parent-style-name="Normal" style:family="paragraph">
      <style:paragraph-properties fo:margin-top="0.1666in" fo:margin-bottom="0.1666in"/>
    </style:style>
    <style:style style:name="T971" style:parent-style-name="DefaultParagraphFont" style:family="text">
      <style:text-properties style:font-name="Aptos" style:font-name-asian="Aptos" style:font-name-complex="Aptos"/>
    </style:style>
    <style:style style:name="P972" style:parent-style-name="Normal" style:family="paragraph">
      <style:paragraph-properties fo:margin-top="0.1666in" fo:margin-bottom="0.1666in"/>
    </style:style>
    <style:style style:name="T973" style:parent-style-name="DefaultParagraphFont" style:family="text">
      <style:text-properties style:font-name="Aptos" style:font-name-asian="Aptos" style:font-name-complex="Aptos"/>
    </style:style>
    <style:style style:name="P974" style:parent-style-name="Normal" style:family="paragraph">
      <style:paragraph-properties fo:margin-top="0.1666in" fo:margin-bottom="0.1666in"/>
    </style:style>
    <style:style style:name="T975" style:parent-style-name="DefaultParagraphFont" style:family="text">
      <style:text-properties style:font-name="Aptos" style:font-name-asian="Aptos" style:font-name-complex="Aptos"/>
    </style:style>
    <style:style style:name="P976" style:parent-style-name="Normal" style:family="paragraph">
      <style:paragraph-properties fo:margin-top="0.1666in" fo:margin-bottom="0.1666in"/>
    </style:style>
    <style:style style:name="T977" style:parent-style-name="DefaultParagraphFont" style:family="text">
      <style:text-properties style:font-name="Aptos" style:font-name-asian="Aptos" style:font-name-complex="Aptos"/>
    </style:style>
    <style:style style:name="P97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79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0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1" style:parent-style-name="ListParagraph" style:list-style-name="LFO3" style:family="paragraph">
      <style:paragraph-properties fo:margin-top="0.1666in" fo:margin-bottom="0.1666in"/>
    </style:style>
    <style:style style:name="T982" style:parent-style-name="DefaultParagraphFont" style:family="text">
      <style:text-properties style:font-name="Aptos" style:font-name-asian="Aptos" style:font-name-complex="Aptos"/>
    </style:style>
    <style:style style:name="T983" style:parent-style-name="DefaultParagraphFont" style:family="text">
      <style:text-properties style:font-name="Consolas" style:font-name-asian="Consolas" style:font-name-complex="Consolas"/>
    </style:style>
    <style:style style:name="T984" style:parent-style-name="DefaultParagraphFont" style:family="text">
      <style:text-properties style:font-name="Aptos" style:font-name-asian="Aptos" style:font-name-complex="Aptos"/>
    </style:style>
    <style:style style:name="T985" style:parent-style-name="DefaultParagraphFont" style:family="text">
      <style:text-properties style:font-name="Consolas" style:font-name-asian="Consolas" style:font-name-complex="Consolas"/>
    </style:style>
    <style:style style:name="T986" style:parent-style-name="DefaultParagraphFont" style:family="text">
      <style:text-properties style:font-name="Aptos" style:font-name-asian="Aptos" style:font-name-complex="Aptos"/>
    </style:style>
    <style:style style:name="P987" style:parent-style-name="ListParagraph" style:list-style-name="LFO3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8" style:parent-style-name="Normal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9" style:parent-style-name="Normal" style:family="paragraph">
      <style:paragraph-properties fo:margin-top="0.1666in" fo:margin-bottom="0.1666in"/>
    </style:style>
    <style:style style:name="P990" style:parent-style-name="ListParagraph" style:list-style-name="LFO1" style:family="paragraph">
      <style:paragraph-properties fo:margin-top="0.1666in" fo:margin-bottom="0.1666in"/>
    </style:style>
    <style:style style:name="P991" style:parent-style-name="ListParagraph" style:list-style-name="LFO1" style:family="paragraph">
      <style:paragraph-properties fo:margin-top="0.1666in" fo:margin-bottom="0.1666in"/>
    </style:style>
    <style:style style:name="T992" style:parent-style-name="DefaultParagraphFont" style:family="text">
      <style:text-properties fo:font-weight="bold" style:font-weight-asian="bold" style:font-weight-complex="bold"/>
    </style:style>
    <style:style style:name="P993" style:parent-style-name="ListParagraph" style:list-style-name="LFO1" style:family="paragraph">
      <style:paragraph-properties fo:margin-top="0.1666in" fo:margin-bottom="0.1666in"/>
    </style:style>
    <style:style style:name="T994" style:parent-style-name="DefaultParagraphFont" style:family="text">
      <style:text-properties fo:font-weight="bold" style:font-weight-asian="bold" style:font-weight-complex="bold"/>
    </style:style>
    <style:style style:name="P995" style:parent-style-name="ListParagraph" style:list-style-name="LFO1" style:family="paragraph">
      <style:paragraph-properties fo:margin-top="0.1666in" fo:margin-bottom="0.1666in"/>
    </style:style>
    <style:style style:name="P996" style:parent-style-name="Normal" style:family="paragraph">
      <style:paragraph-properties fo:margin-top="0.1666in" fo:margin-bottom="0.1666in"/>
    </style:style>
    <style:style style:name="P997" style:parent-style-name="Normal" style:family="paragraph">
      <style:paragraph-properties fo:margin-bottom="0in" fo:line-height="112%" fo:background-color="#FFFFFF"/>
    </style:style>
    <style:style style:name="T998" style:parent-style-name="DefaultParagraphFont" style:family="text">
      <style:text-properties fo:color="#0000FF"/>
    </style:style>
    <style:style style:name="T999" style:parent-style-name="DefaultParagraphFont" style:family="text">
      <style:text-properties fo:color="#000000"/>
    </style:style>
    <style:style style:name="T1000" style:parent-style-name="DefaultParagraphFont" style:family="text">
      <style:text-properties fo:color="#267F99"/>
    </style:style>
    <style:style style:name="T1001" style:parent-style-name="DefaultParagraphFont" style:family="text">
      <style:text-properties fo:color="#000000"/>
    </style:style>
    <style:style style:name="P1002" style:parent-style-name="Normal" style:family="paragraph">
      <style:paragraph-properties fo:margin-bottom="0in" fo:line-height="112%" fo:background-color="#FFFFFF"/>
    </style:style>
    <style:style style:name="T1003" style:parent-style-name="DefaultParagraphFont" style:family="text">
      <style:text-properties fo:color="#000000"/>
    </style:style>
    <style:style style:name="T1004" style:parent-style-name="DefaultParagraphFont" style:family="text">
      <style:text-properties fo:color="#0000FF"/>
    </style:style>
    <style:style style:name="T1005" style:parent-style-name="DefaultParagraphFont" style:family="text">
      <style:text-properties fo:color="#000000"/>
    </style:style>
    <style:style style:name="T1006" style:parent-style-name="DefaultParagraphFont" style:family="text">
      <style:text-properties fo:color="#267F99"/>
    </style:style>
    <style:style style:name="T1007" style:parent-style-name="DefaultParagraphFont" style:family="text">
      <style:text-properties fo:color="#000000"/>
    </style:style>
    <style:style style:name="T1008" style:parent-style-name="DefaultParagraphFont" style:family="text">
      <style:text-properties fo:color="#795E26"/>
    </style:style>
    <style:style style:name="T1009" style:parent-style-name="DefaultParagraphFont" style:family="text">
      <style:text-properties fo:color="#000000"/>
    </style:style>
    <style:style style:name="T1010" style:parent-style-name="DefaultParagraphFont" style:family="text">
      <style:text-properties fo:color="#267F99"/>
    </style:style>
    <style:style style:name="T1011" style:parent-style-name="DefaultParagraphFont" style:family="text">
      <style:text-properties fo:color="#000000"/>
    </style:style>
    <style:style style:name="T1012" style:parent-style-name="DefaultParagraphFont" style:family="text">
      <style:text-properties fo:color="#001080"/>
    </style:style>
    <style:style style:name="T1013" style:parent-style-name="DefaultParagraphFont" style:family="text">
      <style:text-properties fo:color="#000000"/>
    </style:style>
    <style:style style:name="P1014" style:parent-style-name="Normal" style:family="paragraph">
      <style:paragraph-properties fo:margin-bottom="0in" fo:line-height="112%" fo:background-color="#FFFFFF"/>
    </style:style>
    <style:style style:name="T1015" style:parent-style-name="DefaultParagraphFont" style:family="text">
      <style:text-properties fo:color="#000000"/>
    </style:style>
    <style:style style:name="T1016" style:parent-style-name="DefaultParagraphFont" style:family="text">
      <style:text-properties fo:color="#267F99"/>
    </style:style>
    <style:style style:name="T1017" style:parent-style-name="DefaultParagraphFont" style:family="text">
      <style:text-properties fo:color="#000000"/>
    </style:style>
    <style:style style:name="T1018" style:parent-style-name="DefaultParagraphFont" style:family="text">
      <style:text-properties fo:color="#001080"/>
    </style:style>
    <style:style style:name="T1019" style:parent-style-name="DefaultParagraphFont" style:family="text">
      <style:text-properties fo:color="#000000"/>
    </style:style>
    <style:style style:name="T1020" style:parent-style-name="DefaultParagraphFont" style:family="text">
      <style:text-properties fo:color="#098658"/>
    </style:style>
    <style:style style:name="T1021" style:parent-style-name="DefaultParagraphFont" style:family="text">
      <style:text-properties fo:color="#000000"/>
    </style:style>
    <style:style style:name="P1022" style:parent-style-name="Normal" style:family="paragraph">
      <style:paragraph-properties fo:margin-bottom="0in" fo:line-height="112%" fo:background-color="#FFFFFF"/>
    </style:style>
    <style:style style:name="T1023" style:parent-style-name="DefaultParagraphFont" style:family="text">
      <style:text-properties fo:color="#000000"/>
    </style:style>
    <style:style style:name="T1024" style:parent-style-name="DefaultParagraphFont" style:family="text">
      <style:text-properties fo:color="#267F99"/>
    </style:style>
    <style:style style:name="T1025" style:parent-style-name="DefaultParagraphFont" style:family="text">
      <style:text-properties fo:color="#000000"/>
    </style:style>
    <style:style style:name="T1026" style:parent-style-name="DefaultParagraphFont" style:family="text">
      <style:text-properties fo:color="#001080"/>
    </style:style>
    <style:style style:name="T1027" style:parent-style-name="DefaultParagraphFont" style:family="text">
      <style:text-properties fo:color="#000000"/>
    </style:style>
    <style:style style:name="T1028" style:parent-style-name="DefaultParagraphFont" style:family="text">
      <style:text-properties fo:color="#098658"/>
    </style:style>
    <style:style style:name="T1029" style:parent-style-name="DefaultParagraphFont" style:family="text">
      <style:text-properties fo:color="#000000"/>
    </style:style>
    <style:style style:name="P1030" style:parent-style-name="Normal" style:family="paragraph">
      <style:paragraph-properties fo:margin-bottom="0in" fo:line-height="112%" fo:background-color="#FFFFFF"/>
    </style:style>
    <style:style style:name="T1031" style:parent-style-name="DefaultParagraphFont" style:family="text">
      <style:text-properties fo:color="#000000"/>
    </style:style>
    <style:style style:name="T1032" style:parent-style-name="DefaultParagraphFont" style:family="text">
      <style:text-properties fo:color="#267F99"/>
    </style:style>
    <style:style style:name="T1033" style:parent-style-name="DefaultParagraphFont" style:family="text">
      <style:text-properties fo:color="#000000"/>
    </style:style>
    <style:style style:name="T1034" style:parent-style-name="DefaultParagraphFont" style:family="text">
      <style:text-properties fo:color="#267F99"/>
    </style:style>
    <style:style style:name="T1035" style:parent-style-name="DefaultParagraphFont" style:family="text">
      <style:text-properties fo:color="#000000"/>
    </style:style>
    <style:style style:name="T1036" style:parent-style-name="DefaultParagraphFont" style:family="text">
      <style:text-properties fo:color="#267F99"/>
    </style:style>
    <style:style style:name="T1037" style:parent-style-name="DefaultParagraphFont" style:family="text">
      <style:text-properties fo:color="#000000"/>
    </style:style>
    <style:style style:name="T1038" style:parent-style-name="DefaultParagraphFont" style:family="text">
      <style:text-properties fo:color="#001080"/>
    </style:style>
    <style:style style:name="T1039" style:parent-style-name="DefaultParagraphFont" style:family="text">
      <style:text-properties fo:color="#000000"/>
    </style:style>
    <style:style style:name="T1040" style:parent-style-name="DefaultParagraphFont" style:family="text">
      <style:text-properties fo:color="#AF00DB"/>
    </style:style>
    <style:style style:name="T1041" style:parent-style-name="DefaultParagraphFont" style:family="text">
      <style:text-properties fo:color="#000000"/>
    </style:style>
    <style:style style:name="T1042" style:parent-style-name="DefaultParagraphFont" style:family="text">
      <style:text-properties fo:color="#267F99"/>
    </style:style>
    <style:style style:name="T1043" style:parent-style-name="DefaultParagraphFont" style:family="text">
      <style:text-properties fo:color="#000000"/>
    </style:style>
    <style:style style:name="P1044" style:parent-style-name="Normal" style:family="paragraph">
      <style:paragraph-properties fo:margin-bottom="0in" fo:line-height="112%" fo:background-color="#FFFFFF"/>
    </style:style>
    <style:style style:name="P1045" style:parent-style-name="Normal" style:family="paragraph">
      <style:paragraph-properties fo:margin-bottom="0in" fo:line-height="112%" fo:background-color="#FFFFFF"/>
    </style:style>
    <style:style style:name="T1046" style:parent-style-name="DefaultParagraphFont" style:family="text">
      <style:text-properties fo:color="#000000"/>
    </style:style>
    <style:style style:name="T1047" style:parent-style-name="DefaultParagraphFont" style:family="text">
      <style:text-properties fo:color="#AF00DB"/>
    </style:style>
    <style:style style:name="T1048" style:parent-style-name="DefaultParagraphFont" style:family="text">
      <style:text-properties fo:color="#000000"/>
    </style:style>
    <style:style style:name="T1049" style:parent-style-name="DefaultParagraphFont" style:family="text">
      <style:text-properties fo:color="#267F99"/>
    </style:style>
    <style:style style:name="T1050" style:parent-style-name="DefaultParagraphFont" style:family="text">
      <style:text-properties fo:color="#000000"/>
    </style:style>
    <style:style style:name="T1051" style:parent-style-name="DefaultParagraphFont" style:family="text">
      <style:text-properties fo:color="#001080"/>
    </style:style>
    <style:style style:name="T1052" style:parent-style-name="DefaultParagraphFont" style:family="text">
      <style:text-properties fo:color="#000000"/>
    </style:style>
    <style:style style:name="T1053" style:parent-style-name="DefaultParagraphFont" style:family="text">
      <style:text-properties fo:color="#098658"/>
    </style:style>
    <style:style style:name="T1054" style:parent-style-name="DefaultParagraphFont" style:family="text">
      <style:text-properties fo:color="#000000"/>
    </style:style>
    <style:style style:name="T1055" style:parent-style-name="DefaultParagraphFont" style:family="text">
      <style:text-properties fo:color="#001080"/>
    </style:style>
    <style:style style:name="T1056" style:parent-style-name="DefaultParagraphFont" style:family="text">
      <style:text-properties fo:color="#000000"/>
    </style:style>
    <style:style style:name="T1057" style:parent-style-name="DefaultParagraphFont" style:family="text">
      <style:text-properties fo:color="#001080"/>
    </style:style>
    <style:style style:name="T1058" style:parent-style-name="DefaultParagraphFont" style:family="text">
      <style:text-properties fo:color="#000000"/>
    </style:style>
    <style:style style:name="P1059" style:parent-style-name="Normal" style:family="paragraph">
      <style:paragraph-properties fo:margin-bottom="0in" fo:line-height="112%" fo:background-color="#FFFFFF"/>
    </style:style>
    <style:style style:name="T1060" style:parent-style-name="DefaultParagraphFont" style:family="text">
      <style:text-properties fo:color="#000000"/>
    </style:style>
    <style:style style:name="T1061" style:parent-style-name="DefaultParagraphFont" style:family="text">
      <style:text-properties fo:color="#001080"/>
    </style:style>
    <style:style style:name="T1062" style:parent-style-name="DefaultParagraphFont" style:family="text">
      <style:text-properties fo:color="#000000"/>
    </style:style>
    <style:style style:name="T1063" style:parent-style-name="DefaultParagraphFont" style:family="text">
      <style:text-properties fo:color="#795E26"/>
    </style:style>
    <style:style style:name="T1064" style:parent-style-name="DefaultParagraphFont" style:family="text">
      <style:text-properties fo:color="#000000"/>
    </style:style>
    <style:style style:name="T1065" style:parent-style-name="DefaultParagraphFont" style:family="text">
      <style:text-properties fo:color="#001080"/>
    </style:style>
    <style:style style:name="T1066" style:parent-style-name="DefaultParagraphFont" style:family="text">
      <style:text-properties fo:color="#000000"/>
    </style:style>
    <style:style style:name="T1067" style:parent-style-name="DefaultParagraphFont" style:family="text">
      <style:text-properties fo:color="#795E26"/>
    </style:style>
    <style:style style:name="T1068" style:parent-style-name="DefaultParagraphFont" style:family="text">
      <style:text-properties fo:color="#000000"/>
    </style:style>
    <style:style style:name="T1069" style:parent-style-name="DefaultParagraphFont" style:family="text">
      <style:text-properties fo:color="#098658"/>
    </style:style>
    <style:style style:name="T1070" style:parent-style-name="DefaultParagraphFont" style:family="text">
      <style:text-properties fo:color="#000000"/>
    </style:style>
    <style:style style:name="T1071" style:parent-style-name="DefaultParagraphFont" style:family="text">
      <style:text-properties fo:color="#098658"/>
    </style:style>
    <style:style style:name="T1072" style:parent-style-name="DefaultParagraphFont" style:family="text">
      <style:text-properties fo:color="#000000"/>
    </style:style>
    <style:style style:name="P1073" style:parent-style-name="Normal" style:family="paragraph">
      <style:paragraph-properties fo:margin-bottom="0in" fo:line-height="112%" fo:background-color="#FFFFFF"/>
    </style:style>
    <style:style style:name="P1074" style:parent-style-name="Normal" style:family="paragraph">
      <style:paragraph-properties fo:margin-bottom="0in" fo:line-height="112%" fo:background-color="#FFFFFF"/>
    </style:style>
    <style:style style:name="T1075" style:parent-style-name="DefaultParagraphFont" style:family="text">
      <style:text-properties fo:color="#000000"/>
    </style:style>
    <style:style style:name="T1076" style:parent-style-name="DefaultParagraphFont" style:family="text">
      <style:text-properties fo:color="#AF00DB"/>
    </style:style>
    <style:style style:name="T1077" style:parent-style-name="DefaultParagraphFont" style:family="text">
      <style:text-properties fo:color="#000000"/>
    </style:style>
    <style:style style:name="T1078" style:parent-style-name="DefaultParagraphFont" style:family="text">
      <style:text-properties fo:color="#001080"/>
    </style:style>
    <style:style style:name="T1079" style:parent-style-name="DefaultParagraphFont" style:family="text">
      <style:text-properties fo:color="#000000"/>
    </style:style>
    <style:style style:name="T1080" style:parent-style-name="DefaultParagraphFont" style:family="text">
      <style:text-properties fo:color="#795E26"/>
    </style:style>
    <style:style style:name="T1081" style:parent-style-name="DefaultParagraphFont" style:family="text">
      <style:text-properties fo:color="#000000"/>
    </style:style>
    <style:style style:name="T1082" style:parent-style-name="DefaultParagraphFont" style:family="text">
      <style:text-properties fo:color="#098658"/>
    </style:style>
    <style:style style:name="T1083" style:parent-style-name="DefaultParagraphFont" style:family="text">
      <style:text-properties fo:color="#000000"/>
    </style:style>
    <style:style style:name="P1084" style:parent-style-name="Normal" style:family="paragraph">
      <style:paragraph-properties fo:margin-bottom="0in" fo:line-height="112%" fo:background-color="#FFFFFF"/>
    </style:style>
    <style:style style:name="T1085" style:parent-style-name="DefaultParagraphFont" style:family="text">
      <style:text-properties fo:color="#000000"/>
    </style:style>
    <style:style style:name="T1086" style:parent-style-name="DefaultParagraphFont" style:family="text">
      <style:text-properties fo:color="#001080"/>
    </style:style>
    <style:style style:name="T1087" style:parent-style-name="DefaultParagraphFont" style:family="text">
      <style:text-properties fo:color="#000000"/>
    </style:style>
    <style:style style:name="T1088" style:parent-style-name="DefaultParagraphFont" style:family="text">
      <style:text-properties fo:color="#795E26"/>
    </style:style>
    <style:style style:name="T1089" style:parent-style-name="DefaultParagraphFont" style:family="text">
      <style:text-properties fo:color="#000000"/>
    </style:style>
    <style:style style:name="T1090" style:parent-style-name="DefaultParagraphFont" style:family="text">
      <style:text-properties fo:color="#001080"/>
    </style:style>
    <style:style style:name="T1091" style:parent-style-name="DefaultParagraphFont" style:family="text">
      <style:text-properties fo:color="#000000"/>
    </style:style>
    <style:style style:name="T1092" style:parent-style-name="DefaultParagraphFont" style:family="text">
      <style:text-properties fo:color="#795E26"/>
    </style:style>
    <style:style style:name="T1093" style:parent-style-name="DefaultParagraphFont" style:family="text">
      <style:text-properties fo:color="#000000"/>
    </style:style>
    <style:style style:name="T1094" style:parent-style-name="DefaultParagraphFont" style:family="text">
      <style:text-properties fo:color="#098658"/>
    </style:style>
    <style:style style:name="T1095" style:parent-style-name="DefaultParagraphFont" style:family="text">
      <style:text-properties fo:color="#000000"/>
    </style:style>
    <style:style style:name="P1096" style:parent-style-name="Normal" style:family="paragraph">
      <style:paragraph-properties fo:margin-bottom="0in" fo:line-height="112%" fo:background-color="#FFFFFF"/>
    </style:style>
    <style:style style:name="T1097" style:parent-style-name="DefaultParagraphFont" style:family="text">
      <style:text-properties fo:color="#000000"/>
    </style:style>
    <style:style style:name="T1098" style:parent-style-name="DefaultParagraphFont" style:family="text">
      <style:text-properties fo:color="#AF00DB"/>
    </style:style>
    <style:style style:name="T1099" style:parent-style-name="DefaultParagraphFont" style:family="text">
      <style:text-properties fo:color="#000000"/>
    </style:style>
    <style:style style:name="T1100" style:parent-style-name="DefaultParagraphFont" style:family="text">
      <style:text-properties fo:color="#001080"/>
    </style:style>
    <style:style style:name="T1101" style:parent-style-name="DefaultParagraphFont" style:family="text">
      <style:text-properties fo:color="#000000"/>
    </style:style>
    <style:style style:name="T1102" style:parent-style-name="DefaultParagraphFont" style:family="text">
      <style:text-properties fo:color="#795E26"/>
    </style:style>
    <style:style style:name="T1103" style:parent-style-name="DefaultParagraphFont" style:family="text">
      <style:text-properties fo:color="#000000"/>
    </style:style>
    <style:style style:name="T1104" style:parent-style-name="DefaultParagraphFont" style:family="text">
      <style:text-properties fo:color="#098658"/>
    </style:style>
    <style:style style:name="T1105" style:parent-style-name="DefaultParagraphFont" style:family="text">
      <style:text-properties fo:color="#000000"/>
    </style:style>
    <style:style style:name="P1106" style:parent-style-name="Normal" style:family="paragraph">
      <style:paragraph-properties fo:margin-bottom="0in" fo:line-height="112%" fo:background-color="#FFFFFF"/>
    </style:style>
    <style:style style:name="T1107" style:parent-style-name="DefaultParagraphFont" style:family="text">
      <style:text-properties fo:color="#000000"/>
    </style:style>
    <style:style style:name="T1108" style:parent-style-name="DefaultParagraphFont" style:family="text">
      <style:text-properties fo:color="#001080"/>
    </style:style>
    <style:style style:name="T1109" style:parent-style-name="DefaultParagraphFont" style:family="text">
      <style:text-properties fo:color="#000000"/>
    </style:style>
    <style:style style:name="T1110" style:parent-style-name="DefaultParagraphFont" style:family="text">
      <style:text-properties fo:color="#795E26"/>
    </style:style>
    <style:style style:name="T1111" style:parent-style-name="DefaultParagraphFont" style:family="text">
      <style:text-properties fo:color="#000000"/>
    </style:style>
    <style:style style:name="P1112" style:parent-style-name="Normal" style:family="paragraph">
      <style:paragraph-properties fo:margin-bottom="0in" fo:line-height="112%" fo:background-color="#FFFFFF"/>
      <style:text-properties fo:color="#000000"/>
    </style:style>
    <style:style style:name="P1113" style:parent-style-name="Normal" style:family="paragraph">
      <style:paragraph-properties fo:margin-bottom="0in" fo:line-height="112%" fo:background-color="#FFFFFF"/>
      <style:text-properties fo:color="#000000"/>
    </style:style>
    <style:style style:name="P1114" style:parent-style-name="Normal" style:family="paragraph">
      <style:paragraph-properties fo:margin-bottom="0in" fo:line-height="112%" fo:background-color="#FFFFFF"/>
      <style:text-properties fo:color="#000000"/>
    </style:style>
    <style:style style:name="P1115" style:parent-style-name="Normal" style:family="paragraph">
      <style:paragraph-properties fo:margin-bottom="0in" fo:line-height="112%" fo:background-color="#FFFFFF"/>
    </style:style>
    <style:style style:name="P1116" style:parent-style-name="Normal" style:family="paragraph">
      <style:paragraph-properties fo:margin-bottom="0in" fo:line-height="112%" fo:background-color="#FFFFFF"/>
    </style:style>
    <style:style style:name="T1117" style:parent-style-name="DefaultParagraphFont" style:family="text">
      <style:text-properties fo:color="#000000"/>
    </style:style>
    <style:style style:name="T1118" style:parent-style-name="DefaultParagraphFont" style:family="text">
      <style:text-properties fo:color="#001080"/>
    </style:style>
    <style:style style:name="T1119" style:parent-style-name="DefaultParagraphFont" style:family="text">
      <style:text-properties fo:color="#000000"/>
    </style:style>
    <style:style style:name="T1120" style:parent-style-name="DefaultParagraphFont" style:family="text">
      <style:text-properties fo:color="#795E26"/>
    </style:style>
    <style:style style:name="T1121" style:parent-style-name="DefaultParagraphFont" style:family="text">
      <style:text-properties fo:color="#000000"/>
    </style:style>
    <style:style style:name="T1122" style:parent-style-name="DefaultParagraphFont" style:family="text">
      <style:text-properties fo:color="#098658"/>
    </style:style>
    <style:style style:name="T1123" style:parent-style-name="DefaultParagraphFont" style:family="text">
      <style:text-properties fo:color="#000000"/>
    </style:style>
    <style:style style:name="P1124" style:parent-style-name="Normal" style:family="paragraph">
      <style:paragraph-properties fo:margin-bottom="0in" fo:line-height="112%" fo:background-color="#FFFFFF"/>
      <style:text-properties fo:color="#000000"/>
    </style:style>
    <style:style style:name="P1125" style:parent-style-name="Normal" style:family="paragraph">
      <style:paragraph-properties fo:margin-bottom="0in" fo:line-height="112%" fo:background-color="#FFFFFF"/>
    </style:style>
    <style:style style:name="T1126" style:parent-style-name="DefaultParagraphFont" style:family="text">
      <style:text-properties fo:color="#000000"/>
    </style:style>
    <style:style style:name="T1127" style:parent-style-name="DefaultParagraphFont" style:family="text">
      <style:text-properties fo:color="#AF00DB"/>
    </style:style>
    <style:style style:name="T1128" style:parent-style-name="DefaultParagraphFont" style:family="text">
      <style:text-properties fo:color="#000000"/>
    </style:style>
    <style:style style:name="P1129" style:parent-style-name="Normal" style:family="paragraph">
      <style:paragraph-properties fo:margin-bottom="0in" fo:line-height="112%" fo:background-color="#FFFFFF"/>
      <style:text-properties fo:color="#000000"/>
    </style:style>
    <style:style style:name="P1130" style:parent-style-name="Normal" style:family="paragraph">
      <style:paragraph-properties fo:margin-bottom="0in" fo:line-height="112%" fo:background-color="#FFFFFF"/>
      <style:text-properties fo:color="#000000"/>
    </style:style>
    <style:style style:name="P1131" style:parent-style-name="ListParagraph" style:list-style-name="LFO7" style:family="paragraph">
      <style:paragraph-properties fo:margin-top="0.1666in" fo:margin-bottom="0.1666in"/>
    </style:style>
    <style:style style:name="T1132" style:parent-style-name="DefaultParagraphFont" style:family="text">
      <style:text-properties style:font-name="Aptos" style:font-name-asian="Aptos" style:font-name-complex="Aptos"/>
    </style:style>
    <style:style style:name="T1133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34" style:parent-style-name="DefaultParagraphFont" style:family="text">
      <style:text-properties style:font-name="Aptos" style:font-name-asian="Aptos" style:font-name-complex="Aptos"/>
    </style:style>
    <style:style style:name="P1135" style:parent-style-name="ListParagraph" style:list-style-name="LFO7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136" style:parent-style-name="ListParagraph" style:list-style-name="LFO7" style:family="paragraph">
      <style:paragraph-properties fo:margin-top="0.1666in" fo:margin-bottom="0.1666in"/>
      <style:text-properties style:font-name="Aptos" style:font-name-asian="Aptos" style:font-name-complex="Aptos"/>
    </style:style>
  </office:automatic-styles>
  <office:body>
    <office:text text:use-soft-page-breaks="true">
      <text:list text:style-name="LFO20" text:continue-numbering="true">
        <text:list-item>
          <text:p text:style-name="P1">Find the max average of a subarray of size k.</text:p>
        </text:list-item>
      </text:list>
      <text:p text:style-name="Normal"/>
      <text:p text:style-name="P2"><text:span text:style-name="T3">class</text:span><text:span text:style-name="T4"><text:s/></text:span><text:span text:style-name="T5">Solution</text:span><text:span text:style-name="T6"><text:s/>{</text:span></text:p>
      <text:p text:style-name="P7"><text:span text:style-name="T8"><text:s text:c="4"/></text:span><text:span text:style-name="T9">public</text:span><text:span text:style-name="T10"><text:s/></text:span><text:span text:style-name="T11">double</text:span><text:span text:style-name="T12"><text:s/></text:span><text:span text:style-name="T13">findMaxAverage</text:span><text:span text:style-name="T14">(</text:span><text:span text:style-name="T15">int</text:span><text:span text:style-name="T16">[]<text:s/></text:span><text:span text:style-name="T17">nums</text:span><text:span text:style-name="T18">,<text:s/></text:span><text:span text:style-name="T19">int</text:span><text:span text:style-name="T20"><text:s/></text:span><text:span text:style-name="T21">k</text:span><text:span text:style-name="T22">) {</text:span></text:p>
      <text:p text:style-name="P23"><text:span text:style-name="T24"><text:s text:c="8"/></text:span><text:span text:style-name="T25">int</text:span><text:span text:style-name="T26"><text:s/></text:span><text:span text:style-name="T27">windowSum</text:span><text:span text:style-name="T28"><text:s/>=<text:s/></text:span><text:span text:style-name="T29">0</text:span><text:span text:style-name="T30">;</text:span></text:p>
      <text:p text:style-name="P31"/>
      <text:p text:style-name="P32"><text:span text:style-name="T33"><text:s text:c="8"/></text:span><text:span text:style-name="T34">for</text:span><text:span text:style-name="T35">(</text:span><text:span text:style-name="T36">int</text:span><text:span text:style-name="T37"><text:s/></text:span><text:span text:style-name="T38">i</text:span><text:span text:style-name="T39"><text:s/>=<text:s/></text:span><text:span text:style-name="T40">0</text:span><text:span text:style-name="T41">; i &lt; k; i++) {</text:span></text:p>
      <text:p text:style-name="P42"><text:s text:c="12"/>windowSum += nums[i];</text:p>
      <text:p text:style-name="P43"><text:s text:c="8"/>}</text:p>
      <text:p text:style-name="P44"><text:span text:style-name="T45"><text:s text:c="8"/></text:span><text:span text:style-name="T46">int</text:span><text:span text:style-name="T47"><text:s/></text:span><text:span text:style-name="T48">maxSum</text:span><text:span text:style-name="T49"><text:s/>= windowSum;</text:span></text:p>
      <text:p text:style-name="P50"><text:span text:style-name="T51"><text:s text:c="8"/></text:span><text:span text:style-name="T52">for</text:span><text:span text:style-name="T53">(</text:span><text:span text:style-name="T54">int</text:span><text:span text:style-name="T55"><text:s/></text:span><text:span text:style-name="T56">i</text:span><text:span text:style-name="T57"><text:s/>= k; i &lt;<text:s/></text:span><text:span text:style-name="T58">nums</text:span><text:span text:style-name="T59">.</text:span><text:span text:style-name="T60">length</text:span><text:span text:style-name="T61">; i++) {</text:span></text:p>
      <text:p text:style-name="P62"><text:s text:c="12"/>windowSum = windowSum + nums[i] - nums[i - k];<text:s/></text:p>
      <text:p text:style-name="P63"><text:span text:style-name="T64"><text:s text:c="12"/>maxSum =<text:s/></text:span><text:span text:style-name="T65">Math</text:span><text:span text:style-name="T66">.</text:span><text:span text:style-name="T67">max</text:span><text:span text:style-name="T68">(maxSum, windowSum);</text:span></text:p>
      <text:p text:style-name="P69"><text:s text:c="8"/>}</text:p>
      <text:p text:style-name="P70"/>
      <text:p text:style-name="P71"><text:span text:style-name="T72"><text:s text:c="8"/></text:span><text:span text:style-name="T73">return</text:span><text:span text:style-name="T74"><text:s/>(</text:span><text:span text:style-name="T75">double</text:span><text:span text:style-name="T76">)maxSum/k;</text:span></text:p>
      <text:p text:style-name="P77"><text:s text:c="4"/>}</text:p>
      <text:p text:style-name="P78">}</text:p>
      <text:p text:style-name="P79"/>
      <text:p text:style-name="P80">Approach:<text:s/></text:p>
      <text:list text:style-name="LFO19" text:continue-numbering="true">
        <text:list-item>
          <text:p text:style-name="P81">Calculate the sum of the first k elements.</text:p>
        </text:list-item>
        <text:list-item>
          <text:p text:style-name="P82"><text:span text:style-name="T83">Slide the window<text:s/></text:span>across the array by adding the new element and removing the oldest one.</text:p>
        </text:list-item>
        <text:list-item>
          <text:p text:style-name="P84">Update the maximum sum found.<text:s/></text:p>
        </text:list-item>
        <text:list-item>
          <text:p text:style-name="P85">Divide the maximum sum by k to get the maximum average.</text:p>
        </text:list-item>
      </text:list>
      <text:p text:style-name="P86"/>
      <text:p text:style-name="Normal">2.<text:s/>Maximum Sum of a Subarray of Size K</text:p>
      <text:p text:style-name="Normal">class Solution {</text:p>
      <text:p text:style-name="Normal"><text:s text:c="4"/>public int maxSumSubarray(int[] nums, int k) {</text:p>
      <text:p text:style-name="Normal"><text:s text:c="8"/>int n = nums.length;</text:p>
      <text:p text:style-name="Normal"><text:s text:c="8"/>if (n &lt; k) return 0; <text:s/></text:p>
      <text:p text:style-name="Normal"><text:s text:c="8"/>int windowSum = 0;</text:p>
      <text:p text:style-name="Normal"><text:s text:c="8"/>// Calculate sum of first k elements</text:p>
      <text:p text:style-name="Normal"><text:s text:c="8"/>for (int i = 0; i &lt; k; i++) {</text:p>
      <text:p text:style-name="Normal"><text:s text:c="12"/>windowSum += nums[i];</text:p>
      <text:p text:style-name="Normal"><text:s text:c="8"/>}</text:p>
      <text:p text:style-name="Normal"><text:s/></text:p>
      <text:p text:style-name="Normal"><text:s text:c="8"/>int maxSum = windowSum;</text:p>
      <text:p text:style-name="Normal"><text:s/></text:p>
      <text:p text:style-name="Normal"><text:s text:c="8"/>// Slide the window</text:p>
      <text:p text:style-name="Normal"><text:s text:c="8"/>for (int i = k; i &lt; n; i++) {</text:p>
      <text:p text:style-name="Normal">// add next and remove first of previous window</text:p>
      <text:p text:style-name="Normal"><text:s text:c="12"/>windowSum += nums[i] - nums[i - k]; <text:s text:c="11"/></text:p>
      <text:p text:style-name="Normal">maxSum = Math.max(maxSum, windowSum);</text:p>
      <text:p text:style-name="Normal"><text:s text:c="8"/>}</text:p>
      <text:p text:style-name="Normal"><text:s text:c="8"/>return maxSum;</text:p>
      <text:p text:style-name="Normal"><text:s text:c="4"/>}</text:p>
      <text:p text:style-name="Normal">}</text:p>
      <text:p text:style-name="Normal">Approach:<text:s/></text:p>
      <text:list text:style-name="LFO5" text:continue-numbering="true">
        <text:list-item>
          <text:p text:style-name="P87"><text:span text:style-name="T88">Compute the sum of the first<text:s/></text:span><text:span text:style-name="T89">k</text:span><text:span text:style-name="T90"><text:s/>elements.</text:span></text:p>
        </text:list-item>
        <text:list-item>
          <text:p text:style-name="P91"><text:span text:style-name="T92">Slide the window</text:span><text:span text:style-name="T93"><text:s/>by adding the next element and removing the first element of the previous window.</text:span></text:p>
        </text:list-item>
        <text:list-item>
          <text:p text:style-name="P94">Keep track of the maximum sum encountered while sliding.</text:p>
        </text:list-item>
      </text:list>
      <text:p text:style-name="P95"/>
      <text:p text:style-name="Normal">3. Permutation in String</text:p>
      <text:p text:style-name="P96"><text:span text:style-name="T97">class</text:span><text:span text:style-name="T98"><text:s/></text:span><text:span text:style-name="T99">Solution</text:span><text:span text:style-name="T100"><text:s/>{</text:span></text:p>
      <text:p text:style-name="P101"><text:span text:style-name="T102"><text:s text:c="4"/></text:span><text:span text:style-name="T103">public</text:span><text:span text:style-name="T104"><text:s/></text:span><text:span text:style-name="T105">boolean</text:span><text:span text:style-name="T106"><text:s/></text:span><text:span text:style-name="T107">checkInclusion</text:span><text:span text:style-name="T108">(</text:span><text:span text:style-name="T109">String</text:span><text:span text:style-name="T110"><text:s/></text:span><text:span text:style-name="T111">s1</text:span><text:span text:style-name="T112">,<text:s/></text:span><text:span text:style-name="T113">String</text:span><text:span text:style-name="T114"><text:s/></text:span><text:span text:style-name="T115">s2</text:span><text:span text:style-name="T116">) {</text:span></text:p>
      <text:p text:style-name="P117"><text:span text:style-name="T118"><text:s text:c="8"/></text:span><text:span text:style-name="T119">int</text:span><text:span text:style-name="T120"><text:s/></text:span><text:span text:style-name="T121">len1</text:span><text:span text:style-name="T122"><text:s/>=<text:s/></text:span><text:span text:style-name="T123">s1</text:span><text:span text:style-name="T124">.</text:span><text:span text:style-name="T125">length</text:span><text:span text:style-name="T126">();</text:span></text:p>
      <text:p text:style-name="P127"><text:span text:style-name="T128"><text:s text:c="8"/></text:span><text:span text:style-name="T129">int</text:span><text:span text:style-name="T130"><text:s/></text:span><text:span text:style-name="T131">len2</text:span><text:span text:style-name="T132"><text:s/>=<text:s/></text:span><text:span text:style-name="T133">s2</text:span><text:span text:style-name="T134">.</text:span><text:span text:style-name="T135">length</text:span><text:span text:style-name="T136">();</text:span></text:p>
      <text:p text:style-name="P137"/>
      <text:p text:style-name="P138"><text:span text:style-name="T139"><text:s text:c="8"/></text:span><text:span text:style-name="T140">if</text:span><text:span text:style-name="T141">(len1 &gt; len2)<text:s/></text:span><text:span text:style-name="T142">return</text:span><text:span text:style-name="T143"><text:s/></text:span><text:span text:style-name="T144">false</text:span><text:span text:style-name="T145">;</text:span></text:p>
      <text:p text:style-name="P146"/>
      <text:p text:style-name="P147"><text:span text:style-name="T148"><text:s text:c="8"/></text:span><text:span text:style-name="T149">int</text:span><text:span text:style-name="T150">[]<text:s/></text:span><text:span text:style-name="T151">freq1</text:span><text:span text:style-name="T152"><text:s/>=<text:s/></text:span><text:span text:style-name="T153">new</text:span><text:span text:style-name="T154"><text:s/></text:span><text:span text:style-name="T155">int</text:span><text:span text:style-name="T156">[</text:span><text:span text:style-name="T157">26</text:span><text:span text:style-name="T158">];</text:span></text:p>
      <text:p text:style-name="P159"><text:span text:style-name="T160"><text:s text:c="8"/></text:span><text:span text:style-name="T161">int</text:span><text:span text:style-name="T162">[]<text:s/></text:span><text:span text:style-name="T163">freq2</text:span><text:span text:style-name="T164"><text:s/>=<text:s/></text:span><text:span text:style-name="T165">new</text:span><text:span text:style-name="T166"><text:s/></text:span><text:span text:style-name="T167">int</text:span><text:span text:style-name="T168">[</text:span><text:span text:style-name="T169">26</text:span><text:span text:style-name="T170">];</text:span></text:p>
      <text:p text:style-name="P171"/>
      <text:p text:style-name="P172"><text:span text:style-name="T173"><text:s text:c="8"/></text:span><text:span text:style-name="T174">//fill freq map</text:span></text:p>
      <text:p text:style-name="P175"><text:span text:style-name="T176"><text:s text:c="8"/></text:span><text:span text:style-name="T177">for</text:span><text:span text:style-name="T178">(</text:span><text:span text:style-name="T179">int</text:span><text:span text:style-name="T180"><text:s/></text:span><text:span text:style-name="T181">i</text:span><text:span text:style-name="T182"><text:s/>=<text:s/></text:span><text:span text:style-name="T183">0</text:span><text:span text:style-name="T184">; i &lt; len1; i++) {</text:span></text:p>
      <text:p text:style-name="P185"><text:span text:style-name="T186"><text:s text:c="12"/>freq1[</text:span><text:span text:style-name="T187">s1</text:span><text:span text:style-name="T188">.</text:span><text:span text:style-name="T189">charAt</text:span><text:span text:style-name="T190">(i) -<text:s/></text:span><text:span text:style-name="T191">'a'</text:span><text:span text:style-name="T192">]++;</text:span></text:p>
      <text:p text:style-name="P193"><text:span text:style-name="T194"><text:s text:c="12"/>freq2[</text:span><text:span text:style-name="T195">s2</text:span><text:span text:style-name="T196">.</text:span><text:span text:style-name="T197">charAt</text:span><text:span text:style-name="T198">(i) -<text:s/></text:span><text:span text:style-name="T199">'a'</text:span><text:span text:style-name="T200">]++;</text:span></text:p>
      <text:p text:style-name="P201"><text:s text:c="8"/>}</text:p>
      <text:p text:style-name="P202"/>
      <text:p text:style-name="P203"><text:span text:style-name="T204"><text:s text:c="8"/></text:span><text:span text:style-name="T205">if</text:span><text:span text:style-name="T206">(</text:span><text:span text:style-name="T207">matches</text:span><text:span text:style-name="T208">(freq1, freq2))<text:s/></text:span><text:span text:style-name="T209">return</text:span><text:span text:style-name="T210"><text:s/></text:span><text:span text:style-name="T211">true</text:span><text:span text:style-name="T212">;</text:span></text:p>
      <text:p text:style-name="P213"/>
      <text:p text:style-name="P214"><text:span text:style-name="T215"><text:s text:c="8"/></text:span><text:span text:style-name="T216">//loop over sliding window</text:span></text:p>
      <text:p text:style-name="P217"><text:span text:style-name="T218"><text:s text:c="8"/></text:span><text:span text:style-name="T219">for</text:span><text:span text:style-name="T220">(</text:span><text:span text:style-name="T221">int</text:span><text:span text:style-name="T222"><text:s/></text:span><text:span text:style-name="T223">i</text:span><text:span text:style-name="T224"><text:s/>= len1; i &lt; len2; i++) {</text:span></text:p>
      <text:p text:style-name="P225"><text:span text:style-name="T226"><text:s text:c="12"/></text:span><text:span text:style-name="T227">//add new element</text:span></text:p>
      <text:p text:style-name="P228"><text:span text:style-name="T229"><text:s text:c="12"/>freq2[</text:span><text:span text:style-name="T230">s2</text:span><text:span text:style-name="T231">.</text:span><text:span text:style-name="T232">charAt</text:span><text:span text:style-name="T233">(i) -</text:span><text:span text:style-name="T234">'a'</text:span><text:span text:style-name="T235">]++;</text:span></text:p>
      <text:p text:style-name="P236"><text:span text:style-name="T237"><text:s text:c="12"/></text:span><text:span text:style-name="T238">//remove element from front</text:span></text:p>
      <text:p text:style-name="P239"><text:span text:style-name="T240"><text:s text:c="12"/>freq2[</text:span><text:span text:style-name="T241">s2</text:span><text:span text:style-name="T242">.</text:span><text:span text:style-name="T243">charAt</text:span><text:span text:style-name="T244">(i - len1) <text:s/>-</text:span><text:span text:style-name="T245">'a'</text:span><text:span text:style-name="T246">]--;</text:span></text:p>
      <text:p text:style-name="P247"/>
      <text:p text:style-name="P248"><text:span text:style-name="T249"><text:s text:c="12"/></text:span><text:span text:style-name="T250">if</text:span><text:span text:style-name="T251">(</text:span><text:span text:style-name="T252">matches</text:span><text:span text:style-name="T253">(freq1, freq2))<text:s/></text:span><text:span text:style-name="T254">return</text:span><text:span text:style-name="T255"><text:s/></text:span><text:span text:style-name="T256">true</text:span><text:span text:style-name="T257">;</text:span></text:p>
      <text:p text:style-name="P258"><text:s text:c="8"/>}</text:p>
      <text:p text:style-name="P259"/>
      <text:p text:style-name="P260"><text:span text:style-name="T261"><text:s text:c="8"/></text:span><text:span text:style-name="T262">return</text:span><text:span text:style-name="T263"><text:s/></text:span><text:span text:style-name="T264">false</text:span><text:span text:style-name="T265">;</text:span></text:p>
      <text:p text:style-name="P266"><text:s text:c="4"/>}</text:p>
      <text:p text:style-name="P267"/>
      <text:p text:style-name="P268"><text:span text:style-name="T269"><text:s text:c="4"/></text:span><text:span text:style-name="T270">public</text:span><text:span text:style-name="T271"><text:s/></text:span><text:span text:style-name="T272">boolean</text:span><text:span text:style-name="T273"><text:s/></text:span><text:span text:style-name="T274">matches</text:span><text:span text:style-name="T275">(</text:span><text:span text:style-name="T276">int</text:span><text:span text:style-name="T277">[]<text:s/></text:span><text:span text:style-name="T278">freq1</text:span><text:span text:style-name="T279">,<text:s/></text:span><text:span text:style-name="T280">int</text:span><text:span text:style-name="T281">[]<text:s/></text:span><text:span text:style-name="T282">freq2</text:span><text:span text:style-name="T283">) {</text:span></text:p>
      <text:p text:style-name="P284"><text:span text:style-name="T285"><text:s text:c="8"/></text:span><text:span text:style-name="T286">for</text:span><text:span text:style-name="T287">(</text:span><text:span text:style-name="T288">int</text:span><text:span text:style-name="T289"><text:s/></text:span><text:span text:style-name="T290">i</text:span><text:span text:style-name="T291"><text:s/>=<text:s/></text:span><text:span text:style-name="T292">0</text:span><text:span text:style-name="T293">; i &lt;<text:s/></text:span><text:span text:style-name="T294">26</text:span><text:span text:style-name="T295">; i++) {</text:span></text:p>
      <text:p text:style-name="P296"><text:span text:style-name="T297"><text:s text:c="12"/></text:span><text:span text:style-name="T298">if</text:span><text:span text:style-name="T299">(freq1[i] != freq2[i])<text:s/></text:span><text:span text:style-name="T300">return</text:span><text:span text:style-name="T301"><text:s/></text:span><text:span text:style-name="T302">false</text:span><text:span text:style-name="T303">;</text:span></text:p>
      <text:p text:style-name="P304"><text:s text:c="8"/>}</text:p>
      <text:p text:style-name="P305"><text:span text:style-name="T306"><text:s text:c="8"/></text:span><text:span text:style-name="T307">return</text:span><text:span text:style-name="T308"><text:s/></text:span><text:span text:style-name="T309">true</text:span><text:span text:style-name="T310">;</text:span></text:p>
      <text:p text:style-name="P311"><text:s text:c="4"/>}</text:p>
      <text:p text:style-name="P312"><text:s text:c="4"/></text:p>
      <text:p text:style-name="P313">}</text:p>
      <text:p text:style-name="Normal">Approach:</text:p>
      <text:list text:style-name="LFO17" text:continue-numbering="true">
        <text:list-item>
          <text:p text:style-name="P314">Count character frequencies of s1 and the first len1 characters of s2.</text:p>
        </text:list-item>
        <text:list-item>
          <text:p text:style-name="P315">Use a<text:s/><text:span text:style-name="T316">sliding window</text:span><text:s/>on s2, updating the frequency counts by adding the new character and removing the old one.</text:p>
        </text:list-item>
        <text:list-item>
          <text:p text:style-name="P317">After each update, compare the frequency arrays to check if a permutation of s1 exists in the current window<text:span text:style-name="T318">.</text:span></text:p>
        </text:list-item>
      </text:list>
      <text:p text:style-name="P319">4.<text:s/>Find All Anagrams in a String</text:p>
      <text:p text:style-name="P320"><text:span text:style-name="T321">class</text:span><text:span text:style-name="T322"><text:s/></text:span><text:span text:style-name="T323">Solution</text:span><text:span text:style-name="T324"><text:s/>{</text:span></text:p>
      <text:p text:style-name="P325"><text:span text:style-name="T326"><text:s text:c="4"/></text:span><text:span text:style-name="T327">public</text:span><text:span text:style-name="T328"><text:s/></text:span><text:span text:style-name="T329">List</text:span><text:span text:style-name="T330">&lt;</text:span><text:span text:style-name="T331">Integer</text:span><text:span text:style-name="T332">&gt;<text:s/></text:span><text:span text:style-name="T333">findAnagrams</text:span><text:span text:style-name="T334">(</text:span><text:span text:style-name="T335">String</text:span><text:span text:style-name="T336"><text:s/></text:span><text:span text:style-name="T337">s</text:span><text:span text:style-name="T338">,<text:s/></text:span><text:span text:style-name="T339">String</text:span><text:span text:style-name="T340"><text:s/></text:span><text:span text:style-name="T341">p</text:span><text:span text:style-name="T342">) {</text:span></text:p>
      <text:p text:style-name="P343"><text:span text:style-name="T344"><text:s text:c="8"/></text:span><text:span text:style-name="T345">int</text:span><text:span text:style-name="T346"><text:s/></text:span><text:span text:style-name="T347">len1</text:span><text:span text:style-name="T348"><text:s/>=<text:s/></text:span><text:span text:style-name="T349">s</text:span><text:span text:style-name="T350">.</text:span><text:span text:style-name="T351">length</text:span><text:span text:style-name="T352">();</text:span></text:p>
      <text:p text:style-name="P353"><text:span text:style-name="T354"><text:s text:c="8"/></text:span><text:span text:style-name="T355">int</text:span><text:span text:style-name="T356"><text:s/></text:span><text:span text:style-name="T357">len2</text:span><text:span text:style-name="T358"><text:s/>=<text:s/></text:span><text:span text:style-name="T359">p</text:span><text:span text:style-name="T360">.</text:span><text:span text:style-name="T361">length</text:span><text:span text:style-name="T362">();</text:span></text:p>
      <text:p text:style-name="P363"><text:span text:style-name="T364"><text:s text:c="8"/></text:span><text:span text:style-name="T365">List</text:span><text:span text:style-name="T366">&lt;</text:span><text:span text:style-name="T367">Integer</text:span><text:span text:style-name="T368">&gt;<text:s/></text:span><text:span text:style-name="T369">output</text:span><text:span text:style-name="T370"><text:s/>=<text:s/></text:span><text:span text:style-name="T371">new</text:span><text:span text:style-name="T372"><text:s/></text:span><text:span text:style-name="T373">ArrayList</text:span><text:span text:style-name="T374">&lt;&gt;();</text:span></text:p>
      <text:p text:style-name="P375"/>
      <text:p text:style-name="P376"><text:span text:style-name="T377"><text:s text:c="8"/></text:span><text:span text:style-name="T378">if</text:span><text:span text:style-name="T379">(len2 &gt; len1)<text:s/></text:span><text:span text:style-name="T380">return</text:span><text:span text:style-name="T381"><text:s/>output;</text:span></text:p>
      <text:p text:style-name="P382"/>
      <text:p text:style-name="P383"><text:span text:style-name="T384"><text:s text:c="8"/></text:span><text:span text:style-name="T385">int</text:span><text:span text:style-name="T386">[]<text:s/></text:span><text:span text:style-name="T387">freq1</text:span><text:span text:style-name="T388"><text:s/>=<text:s/></text:span><text:span text:style-name="T389">new</text:span><text:span text:style-name="T390"><text:s/></text:span><text:span text:style-name="T391">int</text:span><text:span text:style-name="T392">[</text:span><text:span text:style-name="T393">26</text:span><text:span text:style-name="T394">];</text:span></text:p>
      <text:p text:style-name="P395"><text:span text:style-name="T396"><text:s text:c="8"/></text:span><text:span text:style-name="T397">int</text:span><text:span text:style-name="T398">[]<text:s/></text:span><text:span text:style-name="T399">freq2</text:span><text:span text:style-name="T400"><text:s/>=<text:s/></text:span><text:span text:style-name="T401">new</text:span><text:span text:style-name="T402"><text:s/></text:span><text:span text:style-name="T403">int</text:span><text:span text:style-name="T404">[</text:span><text:span text:style-name="T405">26</text:span><text:span text:style-name="T406">];</text:span></text:p>
      <text:p text:style-name="P407"/>
      <text:p text:style-name="P408"><text:span text:style-name="T409"><text:s text:c="8"/></text:span><text:span text:style-name="T410">for</text:span><text:span text:style-name="T411">(</text:span><text:span text:style-name="T412">int</text:span><text:span text:style-name="T413"><text:s/></text:span><text:span text:style-name="T414">i</text:span><text:span text:style-name="T415"><text:s/>=<text:s/></text:span><text:span text:style-name="T416">0</text:span><text:span text:style-name="T417">; i &lt; len2; i++) {</text:span></text:p>
      <text:p text:style-name="P418"><text:span text:style-name="T419"><text:s text:c="12"/>freq1[</text:span><text:span text:style-name="T420">p</text:span><text:span text:style-name="T421">.</text:span><text:span text:style-name="T422">charAt</text:span><text:span text:style-name="T423">(i) -<text:s/></text:span><text:span text:style-name="T424">'a'</text:span><text:span text:style-name="T425">]++;</text:span></text:p>
      <text:p text:style-name="P426"><text:span text:style-name="T427"><text:s text:c="12"/>freq2[</text:span><text:span text:style-name="T428">s</text:span><text:span text:style-name="T429">.</text:span><text:span text:style-name="T430">charAt</text:span><text:span text:style-name="T431">(i) -<text:s/></text:span><text:span text:style-name="T432">'a'</text:span><text:span text:style-name="T433">]++;</text:span></text:p>
      <text:p text:style-name="P434"><text:span text:style-name="T435"><text:s text:c="8"/>}</text:span></text:p>
      <text:p text:style-name="P436"><text:span text:style-name="T437"><text:s text:c="5"/></text:span></text:p>
      <text:p text:style-name="P438"><text:span text:style-name="T439"><text:s text:c="8"/></text:span><text:span text:style-name="T440">if</text:span><text:span text:style-name="T441">(</text:span><text:span text:style-name="T442">matches</text:span><text:span text:style-name="T443">(freq1, freq2)) {</text:span></text:p>
      <text:p text:style-name="P444"><text:span text:style-name="T445"><text:s text:c="12"/></text:span><text:span text:style-name="T446">output</text:span><text:span text:style-name="T447">.</text:span><text:span text:style-name="T448">add</text:span><text:span text:style-name="T449">(</text:span><text:span text:style-name="T450">0</text:span><text:span text:style-name="T451">);</text:span></text:p>
      <text:p text:style-name="P452"><text:span text:style-name="T453"><text:s text:c="8"/>}</text:span></text:p>
      <text:p text:style-name="P454"/>
      <text:p text:style-name="P455"><text:span text:style-name="T456"><text:s text:c="8"/></text:span><text:span text:style-name="T457">//loop over sliding window</text:span></text:p>
      <text:p text:style-name="P458"><text:span text:style-name="T459"><text:s text:c="8"/></text:span><text:span text:style-name="T460">for</text:span><text:span text:style-name="T461">(</text:span><text:span text:style-name="T462">int</text:span><text:span text:style-name="T463"><text:s/></text:span><text:span text:style-name="T464">i</text:span><text:span text:style-name="T465"><text:s/>= len2; i &lt; len1; i++) {</text:span></text:p>
      <text:p text:style-name="P466"><text:span text:style-name="T467"><text:s text:c="12"/></text:span><text:span text:style-name="T468">//add element in sliding window</text:span></text:p>
      <text:p text:style-name="P469"><text:span text:style-name="T470"><text:s text:c="12"/>freq2[</text:span><text:span text:style-name="T471">s</text:span><text:span text:style-name="T472">.</text:span><text:span text:style-name="T473">charAt</text:span><text:span text:style-name="T474">(i) -<text:s/></text:span><text:span text:style-name="T475">'a'</text:span><text:span text:style-name="T476">]++;</text:span></text:p>
      <text:p text:style-name="P477"/>
      <text:p text:style-name="P478"><text:span text:style-name="T479"><text:s text:c="12"/></text:span><text:span text:style-name="T480">//remove element from front of window</text:span></text:p>
      <text:p text:style-name="P481"><text:span text:style-name="T482"><text:s text:c="12"/>freq2[</text:span><text:span text:style-name="T483">s</text:span><text:span text:style-name="T484">.</text:span><text:span text:style-name="T485">charAt</text:span><text:span text:style-name="T486">(i - len2) -<text:s/></text:span><text:span text:style-name="T487">'a'</text:span><text:span text:style-name="T488">]--;</text:span></text:p>
      <text:p text:style-name="P489"/>
      <text:p text:style-name="P490"><text:span text:style-name="T491"><text:s text:c="12"/></text:span><text:span text:style-name="T492">if</text:span><text:span text:style-name="T493">(</text:span><text:span text:style-name="T494">matches</text:span><text:span text:style-name="T495">(freq1, freq2)) {</text:span></text:p>
      <text:p text:style-name="P496"><text:span text:style-name="T497"><text:s text:c="13"/></text:span><text:span text:style-name="T498">output</text:span><text:span text:style-name="T499">.</text:span><text:span text:style-name="T500">add</text:span><text:span text:style-name="T501">(i - len2 +<text:s/></text:span><text:span text:style-name="T502">1</text:span><text:span text:style-name="T503">);</text:span></text:p>
      <text:p text:style-name="P504"><text:span text:style-name="T505"><text:s text:c="12"/>}</text:span></text:p>
      <text:p text:style-name="P506"/>
      <text:p text:style-name="P507"><text:span text:style-name="T508"><text:s text:c="8"/>}</text:span></text:p>
      <text:p text:style-name="P509"><text:span text:style-name="T510"><text:s text:c="8"/></text:span><text:span text:style-name="T511">return</text:span><text:span text:style-name="T512"><text:s/>output;</text:span></text:p>
      <text:p text:style-name="P513"><text:span text:style-name="T514"><text:s text:c="4"/>}</text:span></text:p>
      <text:p text:style-name="P515"/>
      <text:p text:style-name="P516"><text:span text:style-name="T517"><text:s text:c="4"/></text:span><text:span text:style-name="T518">public</text:span><text:span text:style-name="T519"><text:s/></text:span><text:span text:style-name="T520">boolean</text:span><text:span text:style-name="T521"><text:s/></text:span><text:span text:style-name="T522">matches</text:span><text:span text:style-name="T523">(</text:span><text:span text:style-name="T524">int</text:span><text:span text:style-name="T525">[]<text:s/></text:span><text:span text:style-name="T526">freq1</text:span><text:span text:style-name="T527">,<text:s/></text:span><text:span text:style-name="T528">int</text:span><text:span text:style-name="T529">[]<text:s/></text:span><text:span text:style-name="T530">freq2</text:span><text:span text:style-name="T531">) {</text:span></text:p>
      <text:p text:style-name="P532"><text:span text:style-name="T533"><text:s text:c="8"/></text:span><text:span text:style-name="T534">for</text:span><text:span text:style-name="T535">(</text:span><text:span text:style-name="T536">int</text:span><text:span text:style-name="T537"><text:s/></text:span><text:span text:style-name="T538">i</text:span><text:span text:style-name="T539"><text:s/>=<text:s/></text:span><text:span text:style-name="T540">0</text:span><text:span text:style-name="T541">; i &lt;<text:s/></text:span><text:span text:style-name="T542">26</text:span><text:span text:style-name="T543">; i++) {</text:span></text:p>
      <text:p text:style-name="P544"><text:span text:style-name="T545"><text:s text:c="12"/></text:span><text:span text:style-name="T546">if</text:span><text:span text:style-name="T547">(freq1[i] != freq2[i])<text:s/></text:span><text:span text:style-name="T548">return</text:span><text:span text:style-name="T549"><text:s/></text:span><text:span text:style-name="T550">false</text:span><text:span text:style-name="T551">;</text:span></text:p>
      <text:p text:style-name="P552"><text:span text:style-name="T553"><text:s text:c="8"/>}</text:span></text:p>
      <text:p text:style-name="P554"><text:span text:style-name="T555"><text:s text:c="8"/></text:span><text:span text:style-name="T556">return</text:span><text:span text:style-name="T557"><text:s/></text:span><text:span text:style-name="T558">true</text:span><text:span text:style-name="T559">;</text:span></text:p>
      <text:p text:style-name="P560"><text:span text:style-name="T561"><text:s text:c="4"/>}</text:span></text:p>
      <text:p text:style-name="P562"><text:span text:style-name="T563">}</text:span></text:p>
      <text:p text:style-name="P564">Approach:</text:p>
      <text:list text:style-name="LFO15" text:continue-numbering="true">
        <text:list-item>
          <text:p text:style-name="P565">Build frequency arrays for string p and the first window of size len2 in s.</text:p>
        </text:list-item>
        <text:list-item>
          <text:p text:style-name="P566"><text:span text:style-name="T567">Slide the window</text:span><text:s/>across s, updating character counts by adding the new character and removing the old one.</text:p>
        </text:list-item>
        <text:list-item>
          <text:p text:style-name="P568">Whenever the frequency arrays match, record the starting index as an anagram position.</text:p>
        </text:list-item>
      </text:list>
      <text:p text:style-name="P569">5. Max Consecutive Ones III (with twist)</text:p>
      <text:p text:style-name="P570"><text:span text:style-name="T571">class</text:span><text:span text:style-name="T572"><text:s/></text:span><text:span text:style-name="T573">Solution</text:span><text:span text:style-name="T574"><text:s/>{</text:span></text:p>
      <text:p text:style-name="P575"><text:span text:style-name="T576"><text:s text:c="4"/></text:span><text:span text:style-name="T577">public</text:span><text:span text:style-name="T578"><text:s/></text:span><text:span text:style-name="T579">int</text:span><text:span text:style-name="T580"><text:s/></text:span><text:span text:style-name="T581">longestOnes</text:span><text:span text:style-name="T582">(</text:span><text:span text:style-name="T583">int</text:span><text:span text:style-name="T584">[]<text:s/></text:span><text:span text:style-name="T585">nums</text:span><text:span text:style-name="T586">,<text:s/></text:span><text:span text:style-name="T587">int</text:span><text:span text:style-name="T588"><text:s/></text:span><text:span text:style-name="T589">k</text:span><text:span text:style-name="T590">) {</text:span></text:p>
      <text:p text:style-name="P591"><text:span text:style-name="T592"><text:s text:c="8"/></text:span><text:span text:style-name="T593">int</text:span><text:span text:style-name="T594"><text:s/></text:span><text:span text:style-name="T595">len</text:span><text:span text:style-name="T596"><text:s/>=<text:s/></text:span><text:span text:style-name="T597">nums</text:span><text:span text:style-name="T598">.</text:span><text:span text:style-name="T599">length</text:span><text:span text:style-name="T600">;</text:span></text:p>
      <text:p text:style-name="P601"><text:span text:style-name="T602"><text:s text:c="8"/></text:span><text:span text:style-name="T603">int</text:span><text:span text:style-name="T604"><text:s/></text:span><text:span text:style-name="T605">max</text:span><text:span text:style-name="T606"><text:s/>=<text:s/></text:span><text:span text:style-name="T607">0</text:span><text:span text:style-name="T608">;</text:span></text:p>
      <text:p text:style-name="P609"><text:span text:style-name="T610"><text:s text:c="8"/></text:span><text:span text:style-name="T611">int</text:span><text:span text:style-name="T612"><text:s/></text:span><text:span text:style-name="T613">left</text:span><text:span text:style-name="T614"><text:s/>=<text:s/></text:span><text:span text:style-name="T615">0</text:span><text:span text:style-name="T616">;</text:span></text:p>
      <text:p text:style-name="P617"><text:span text:style-name="T618"><text:s text:c="8"/></text:span><text:span text:style-name="T619">int</text:span><text:span text:style-name="T620"><text:s/></text:span><text:span text:style-name="T621">zeroCount</text:span><text:span text:style-name="T622"><text:s/>=<text:s/></text:span><text:span text:style-name="T623">0</text:span><text:span text:style-name="T624">;</text:span></text:p>
      <text:p text:style-name="P625"/>
      <text:p text:style-name="P626"><text:span text:style-name="T627"><text:s text:c="8"/></text:span><text:span text:style-name="T628">for</text:span><text:span text:style-name="T629">(</text:span><text:span text:style-name="T630">int</text:span><text:span text:style-name="T631"><text:s/></text:span><text:span text:style-name="T632">right</text:span><text:span text:style-name="T633"><text:s/>=<text:s/></text:span><text:span text:style-name="T634">0</text:span><text:span text:style-name="T635">; right &lt; len; right++) {</text:span></text:p>
      <text:p text:style-name="P636"><text:span text:style-name="T637"><text:s text:c="12"/></text:span><text:span text:style-name="T638">if</text:span><text:span text:style-name="T639">(nums[right] ==<text:s/></text:span><text:span text:style-name="T640">0</text:span><text:span text:style-name="T641">) {</text:span></text:p>
      <text:p text:style-name="P642"><text:span text:style-name="T643"><text:s text:c="16"/>zeroCount++;</text:span></text:p>
      <text:p text:style-name="P644"><text:span text:style-name="T645"><text:s text:c="12"/>}</text:span></text:p>
      <text:p text:style-name="P646"><text:span text:style-name="T647"><text:s text:c="12"/></text:span><text:span text:style-name="T648">while</text:span><text:span text:style-name="T649"><text:s/>(zeroCount &gt; k) {</text:span></text:p>
      <text:p text:style-name="P650"><text:span text:style-name="T651"><text:s text:c="16"/></text:span><text:span text:style-name="T652">if</text:span><text:span text:style-name="T653">(nums[left] ==<text:s/></text:span><text:span text:style-name="T654">0</text:span><text:span text:style-name="T655">) {</text:span></text:p>
      <text:p text:style-name="P656"><text:span text:style-name="T657"><text:s text:c="20"/>zeroCount--;</text:span></text:p>
      <text:p text:style-name="P658"><text:span text:style-name="T659"><text:s text:c="16"/>}</text:span></text:p>
      <text:p text:style-name="P660"><text:span text:style-name="T661"><text:s text:c="16"/>left++;</text:span></text:p>
      <text:p text:style-name="P662"><text:span text:style-name="T663"><text:s text:c="12"/>}</text:span></text:p>
      <text:p text:style-name="P664"><text:span text:style-name="T665"><text:s text:c="12"/></text:span></text:p>
      <text:p text:style-name="P666"><text:span text:style-name="T667"><text:s text:c="12"/>max =<text:s/></text:span><text:span text:style-name="T668">Math</text:span><text:span text:style-name="T669">.</text:span><text:span text:style-name="T670">max</text:span><text:span text:style-name="T671">(max, right - left +<text:s/></text:span><text:span text:style-name="T672">1</text:span><text:span text:style-name="T673">);</text:span></text:p>
      <text:p text:style-name="P674"><text:span text:style-name="T675"><text:s text:c="8"/>}</text:span></text:p>
      <text:p text:style-name="P676"><text:span text:style-name="T677"><text:s text:c="8"/></text:span><text:span text:style-name="T678">return</text:span><text:span text:style-name="T679"><text:s/>max;</text:span></text:p>
      <text:p text:style-name="P680"><text:span text:style-name="T681"><text:s text:c="4"/>}</text:span></text:p>
      <text:p text:style-name="P682"><text:span text:style-name="T683">}</text:span></text:p>
      <text:p text:style-name="P684">Approach:</text:p>
      <text:list text:style-name="LFO13" text:continue-numbering="true">
        <text:list-item>
          <text:p text:style-name="P685">Use a<text:s/><text:span text:style-name="T686">sliding window</text:span><text:s/>with two pointers (left and right) to track the longest subarray containing at most k zeros.</text:p>
        </text:list-item>
        <text:list-item>
          <text:p text:style-name="P687">Expand right and count zeros.</text:p>
        </text:list-item>
        <text:list-item>
          <text:p text:style-name="P688">If zero count exceeds k, move left forward until the condition is satisfied.</text:p>
        </text:list-item>
        <text:list-item>
          <text:p text:style-name="P689">Keep track of the maximum window length during the process.</text:p>
        </text:list-item>
      </text:list>
      <text:p text:style-name="P690">6. Minimum Size Subarray Sum</text:p>
      <text:p text:style-name="P691"><text:span text:style-name="T692">class</text:span><text:span text:style-name="T693"><text:s/></text:span><text:span text:style-name="T694">Solution</text:span><text:span text:style-name="T695"><text:s/>{</text:span></text:p>
      <text:p text:style-name="P696"><text:span text:style-name="T697"><text:s text:c="4"/></text:span><text:span text:style-name="T698">public</text:span><text:span text:style-name="T699"><text:s/></text:span><text:span text:style-name="T700">int</text:span><text:span text:style-name="T701"><text:s/></text:span><text:span text:style-name="T702">minSubArrayLen</text:span><text:span text:style-name="T703">(</text:span><text:span text:style-name="T704">int</text:span><text:span text:style-name="T705"><text:s/></text:span><text:span text:style-name="T706">target</text:span><text:span text:style-name="T707">,<text:s/></text:span><text:span text:style-name="T708">int</text:span><text:span text:style-name="T709">[]<text:s/></text:span><text:span text:style-name="T710">nums</text:span><text:span text:style-name="T711">) {</text:span></text:p>
      <text:p text:style-name="P712"><text:span text:style-name="T713"><text:s text:c="8"/></text:span><text:span text:style-name="T714">int</text:span><text:span text:style-name="T715"><text:s/></text:span><text:span text:style-name="T716">left</text:span><text:span text:style-name="T717"><text:s/>=<text:s/></text:span><text:span text:style-name="T718">0</text:span><text:span text:style-name="T719">;</text:span></text:p>
      <text:p text:style-name="P720"><text:span text:style-name="T721"><text:s text:c="8"/></text:span><text:span text:style-name="T722">int</text:span><text:span text:style-name="T723"><text:s/></text:span><text:span text:style-name="T724">sum</text:span><text:span text:style-name="T725"><text:s/>=<text:s/></text:span><text:span text:style-name="T726">0</text:span><text:span text:style-name="T727">;</text:span></text:p>
      <text:p text:style-name="P728"><text:span text:style-name="T729"><text:s text:c="8"/></text:span><text:span text:style-name="T730">int</text:span><text:span text:style-name="T731"><text:s/></text:span><text:span text:style-name="T732">min</text:span><text:span text:style-name="T733"><text:s/>=<text:s/></text:span><text:span text:style-name="T734">Integer</text:span><text:span text:style-name="T735">.</text:span><text:span text:style-name="T736">MAX_VALUE</text:span><text:span text:style-name="T737">;</text:span></text:p>
      <text:p text:style-name="P738"/>
      <text:p text:style-name="P739"><text:span text:style-name="T740"><text:s text:c="8"/></text:span><text:span text:style-name="T741">for</text:span><text:span text:style-name="T742">(</text:span><text:span text:style-name="T743">int</text:span><text:span text:style-name="T744"><text:s/></text:span><text:span text:style-name="T745">right</text:span><text:span text:style-name="T746"><text:s/>=<text:s/></text:span><text:span text:style-name="T747">0</text:span><text:span text:style-name="T748">; right &lt;<text:s/></text:span><text:span text:style-name="T749">nums</text:span><text:span text:style-name="T750">.</text:span><text:span text:style-name="T751">length</text:span><text:span text:style-name="T752">; right++) {</text:span></text:p>
      <text:p text:style-name="P753"><text:span text:style-name="T754"><text:s text:c="12"/>sum += nums[right];</text:span></text:p>
      <text:p text:style-name="P755"/>
      <text:p text:style-name="P756"><text:span text:style-name="T757"><text:s text:c="12"/></text:span><text:span text:style-name="T758">while</text:span><text:span text:style-name="T759">(sum &gt;= target) {</text:span></text:p>
      <text:p text:style-name="P760"><text:span text:style-name="T761"><text:s text:c="16"/>min <text:s/>=<text:s/></text:span><text:span text:style-name="T762">Math</text:span><text:span text:style-name="T763">.</text:span><text:span text:style-name="T764">min</text:span><text:span text:style-name="T765">(min, right - left +<text:s/></text:span><text:span text:style-name="T766">1</text:span><text:span text:style-name="T767">);</text:span></text:p>
      <text:p text:style-name="P768"><text:span text:style-name="T769"><text:s text:c="16"/>sum -= nums[left];</text:span></text:p>
      <text:p text:style-name="P770"><text:span text:style-name="T771"><text:s text:c="16"/>left++;</text:span></text:p>
      <text:p text:style-name="P772"><text:span text:style-name="T773"><text:s text:c="16"/></text:span></text:p>
      <text:p text:style-name="P774"><text:span text:style-name="T775"><text:s text:c="12"/>}</text:span></text:p>
      <text:p text:style-name="P776"/>
      <text:p text:style-name="P777"><text:span text:style-name="T778"><text:s text:c="8"/>}</text:span></text:p>
      <text:p text:style-name="P779"/>
      <text:p text:style-name="P780"><text:span text:style-name="T781"><text:s text:c="8"/></text:span><text:span text:style-name="T782">return</text:span><text:span text:style-name="T783"><text:s/>min ==<text:s/></text:span><text:span text:style-name="T784">Integer</text:span><text:span text:style-name="T785">.</text:span><text:span text:style-name="T786">MAX_VALUE</text:span><text:span text:style-name="T787">?</text:span><text:span text:style-name="T788"><text:s/></text:span><text:span text:style-name="T789">0</text:span><text:span text:style-name="T790"><text:s/></text:span><text:span text:style-name="T791">:</text:span><text:span text:style-name="T792"><text:s/>min;</text:span></text:p>
      <text:p text:style-name="P793"><text:span text:style-name="T794"><text:s text:c="4"/>}</text:span></text:p>
      <text:p text:style-name="P795"><text:span text:style-name="T796">}</text:span></text:p>
      <text:p text:style-name="P797"/>
      <text:p text:style-name="P798">Approach:</text:p>
      <text:list text:style-name="LFO11" text:continue-numbering="true">
        <text:list-item>
          <text:p text:style-name="P799">Use a<text:s/><text:span text:style-name="T800">sliding window</text:span><text:s/>to expand right while adding elements to sum.</text:p>
        </text:list-item>
        <text:list-item>
          <text:p text:style-name="P801">Whenever sum meets or exceeds target, shrink the window from the left to find the smallest length.</text:p>
        </text:list-item>
        <text:list-item>
          <text:p text:style-name="P802">Track the minimum window size and return 0 if no valid subarray exists.</text:p>
        </text:list-item>
      </text:list>
      <text:p text:style-name="P803">7. Longest Substring Without Repeating Characters</text:p>
      <text:p text:style-name="P804"><text:span text:style-name="T805">class</text:span><text:span text:style-name="T806"><text:s/></text:span><text:span text:style-name="T807">Solution</text:span><text:span text:style-name="T808"><text:s/>{</text:span></text:p>
      <text:p text:style-name="P809"><text:span text:style-name="T810"><text:s text:c="4"/></text:span><text:span text:style-name="T811">public</text:span><text:span text:style-name="T812"><text:s/></text:span><text:span text:style-name="T813">int</text:span><text:span text:style-name="T814"><text:s/></text:span><text:span text:style-name="T815">lengthOfLongestSubstring</text:span><text:span text:style-name="T816">(</text:span><text:span text:style-name="T817">String</text:span><text:span text:style-name="T818"><text:s/></text:span><text:span text:style-name="T819">s</text:span><text:span text:style-name="T820">) {</text:span></text:p>
      <text:p text:style-name="P821"><text:span text:style-name="T822"><text:s text:c="8"/></text:span><text:span text:style-name="T823">int</text:span><text:span text:style-name="T824"><text:s/></text:span><text:span text:style-name="T825">len</text:span><text:span text:style-name="T826"><text:s/>=<text:s/></text:span><text:span text:style-name="T827">s</text:span><text:span text:style-name="T828">.</text:span><text:span text:style-name="T829">length</text:span><text:span text:style-name="T830">();</text:span></text:p>
      <text:p text:style-name="P831"><text:span text:style-name="T832"><text:s text:c="8"/></text:span><text:span text:style-name="T833">int</text:span><text:span text:style-name="T834"><text:s/></text:span><text:span text:style-name="T835">left</text:span><text:span text:style-name="T836"><text:s/>=<text:s/></text:span><text:span text:style-name="T837">0</text:span><text:span text:style-name="T838">;</text:span></text:p>
      <text:p text:style-name="P839"><text:span text:style-name="T840"><text:s text:c="8"/></text:span><text:span text:style-name="T841">//covers all ascii character</text:span></text:p>
      <text:p text:style-name="P842"><text:span text:style-name="T843"><text:s text:c="8"/></text:span><text:span text:style-name="T844">int</text:span><text:span text:style-name="T845">[]<text:s/></text:span><text:span text:style-name="T846">freq</text:span><text:span text:style-name="T847"><text:s/>=<text:s/></text:span><text:span text:style-name="T848">new</text:span><text:span text:style-name="T849"><text:s/></text:span><text:span text:style-name="T850">int</text:span><text:span text:style-name="T851">[</text:span><text:span text:style-name="T852">128</text:span><text:span text:style-name="T853">];</text:span></text:p>
      <text:p text:style-name="P854"><text:span text:style-name="T855"><text:s text:c="8"/></text:span><text:span text:style-name="T856">int</text:span><text:span text:style-name="T857"><text:s/></text:span><text:span text:style-name="T858">max</text:span><text:span text:style-name="T859"><text:s/>=<text:s/></text:span><text:span text:style-name="T860">0</text:span><text:span text:style-name="T861">;</text:span></text:p>
      <text:p text:style-name="P862"/>
      <text:p text:style-name="P863"><text:span text:style-name="T864"><text:s text:c="8"/></text:span><text:span text:style-name="T865">for</text:span><text:span text:style-name="T866">(</text:span><text:span text:style-name="T867">int</text:span><text:span text:style-name="T868"><text:s/></text:span><text:span text:style-name="T869">i</text:span><text:span text:style-name="T870"><text:s/>=<text:s/></text:span><text:span text:style-name="T871">0</text:span><text:span text:style-name="T872">; i &lt; len; i++) {</text:span></text:p>
      <text:p text:style-name="P873"><text:span text:style-name="T874"><text:s text:c="12"/>freq[</text:span><text:span text:style-name="T875">s</text:span><text:span text:style-name="T876">.</text:span><text:span text:style-name="T877">charAt</text:span><text:span text:style-name="T878">(i)]++;<text:s/></text:span></text:p>
      <text:p text:style-name="P879"/>
      <text:p text:style-name="P880"><text:span text:style-name="T881"><text:s text:c="12"/></text:span><text:span text:style-name="T882">while</text:span><text:span text:style-name="T883">(freq[</text:span><text:span text:style-name="T884">s</text:span><text:span text:style-name="T885">.</text:span><text:span text:style-name="T886">charAt</text:span><text:span text:style-name="T887">(i)] &gt;<text:s/></text:span><text:span text:style-name="T888">1</text:span><text:span text:style-name="T889">) {</text:span></text:p>
      <text:p text:style-name="P890"><text:span text:style-name="T891"><text:s text:c="16"/>freq[</text:span><text:span text:style-name="T892">s</text:span><text:span text:style-name="T893">.</text:span><text:span text:style-name="T894">charAt</text:span><text:span text:style-name="T895">(left)]--;</text:span></text:p>
      <text:p text:style-name="P896"><text:span text:style-name="T897"><text:s text:c="16"/>left++;</text:span></text:p>
      <text:p text:style-name="P898"><text:span text:style-name="T899"><text:s text:c="16"/></text:span></text:p>
      <text:p text:style-name="P900"><text:span text:style-name="T901"><text:s text:c="12"/>}</text:span></text:p>
      <text:p text:style-name="P902"/>
      <text:p text:style-name="P903"><text:span text:style-name="T904"><text:s text:c="12"/>max =<text:s/></text:span><text:span text:style-name="T905">Math</text:span><text:span text:style-name="T906">.</text:span><text:span text:style-name="T907">max</text:span><text:span text:style-name="T908">(max, i - left +<text:s/></text:span><text:span text:style-name="T909">1</text:span><text:span text:style-name="T910">);</text:span></text:p>
      <text:p text:style-name="P911"><text:span text:style-name="T912"><text:s text:c="8"/>}</text:span></text:p>
      <text:p text:style-name="P913"><text:span text:style-name="T914"><text:s text:c="8"/></text:span><text:span text:style-name="T915">return</text:span><text:span text:style-name="T916"><text:s/>max;</text:span></text:p>
      <text:p text:style-name="P917"><text:span text:style-name="T918"><text:s text:c="4"/>}</text:span></text:p>
      <text:p text:style-name="P919"><text:span text:style-name="T920">}</text:span></text:p>
      <text:p text:style-name="P921">Approach:</text:p>
      <text:list text:style-name="LFO9" text:continue-numbering="true">
        <text:list-item>
          <text:p text:style-name="P922">Use a<text:s/><text:span text:style-name="T923">sliding window</text:span><text:s/>with a frequency array for all ASCII characters to track characters in the current substring.</text:p>
        </text:list-item>
        <text:list-item>
          <text:p text:style-name="P924">Expand the window with i, and if a character repeats, shrink the window from the left until it becomes unique again.</text:p>
        </text:list-item>
        <text:list-item>
          <text:p text:style-name="P925">Keep updating the maximum length of the substring w<text:span text:style-name="T926">ithout repeating characters.</text:span></text:p>
        </text:list-item>
      </text:list>
      <text:p text:style-name="P927">8. Longest Substring with At Most K Distinct Characters</text:p>
      <text:p text:style-name="P928"><text:span text:style-name="T929">class Solution {</text:span></text:p>
      <text:p text:style-name="P930"><text:span text:style-name="T931"><text:s text:c="4"/>public int lengthOfLongestSubstringKDistinct(String s, int k) {</text:span></text:p>
      <text:p text:style-name="P932"><text:span text:style-name="T933"><text:s text:c="8"/>if (s == null || s.length() == 0 || k == 0) return 0;</text:span></text:p>
      <text:p text:style-name="P934"><text:span text:style-name="T935"><text:s text:c="8"/>Map&lt;Character, Integer&gt; map = new HashMap&lt;&gt;();</text:span></text:p>
      <text:p text:style-name="P936"><text:span text:style-name="T937"><text:s text:c="8"/>int left = 0, maxLen = 0;</text:span></text:p>
      <text:p text:style-name="P938"><text:span text:style-name="T939"><text:s/></text:span></text:p>
      <text:p text:style-name="P940"><text:span text:style-name="T941"><text:s text:c="8"/>for (int right = 0; right &lt; s.length(); right++) {</text:span></text:p>
      <text:p text:style-name="P942"><text:span text:style-name="T943"><text:s text:c="12"/>char c = s.charAt(right);</text:span></text:p>
      <text:p text:style-name="P944"><text:span text:style-name="T945"><text:s text:c="12"/>map.put(c, map.getOrDefault(c, 0) + 1);</text:span></text:p>
      <text:p text:style-name="P946"><text:span text:style-name="T947"><text:s/></text:span></text:p>
      <text:p text:style-name="P948"><text:span text:style-name="T949"><text:s text:c="12"/>// Shrink window if more than k distinct characters</text:span></text:p>
      <text:p text:style-name="P950"><text:span text:style-name="T951"><text:s text:c="12"/>while (map.size() &gt; k) {</text:span></text:p>
      <text:p text:style-name="P952"><text:span text:style-name="T953"><text:s text:c="16"/>char leftChar = s.charAt(left);</text:span></text:p>
      <text:p text:style-name="P954"><text:span text:style-name="T955"><text:s text:c="16"/>map.put(leftChar, map.get(leftChar) - 1);</text:span></text:p>
      <text:p text:style-name="P956"><text:span text:style-name="T957"><text:s text:c="16"/>if (map.get(leftChar) == 0) {</text:span></text:p>
      <text:p text:style-name="P958"><text:span text:style-name="T959"><text:s text:c="20"/>map.remove(leftChar);</text:span></text:p>
      <text:p text:style-name="P960"><text:span text:style-name="T961"><text:s text:c="16"/>}</text:span></text:p>
      <text:p text:style-name="P962"><text:span text:style-name="T963"><text:s text:c="16"/>left++;</text:span></text:p>
      <text:p text:style-name="P964"><text:span text:style-name="T965"><text:s text:c="12"/>}</text:span></text:p>
      <text:p text:style-name="P966"><text:span text:style-name="T967"><text:s/></text:span></text:p>
      <text:p text:style-name="P968"><text:span text:style-name="T969"><text:s text:c="12"/>maxLen = Math.max(maxLen, right - left + 1);</text:span></text:p>
      <text:p text:style-name="P970"><text:span text:style-name="T971"><text:s text:c="8"/>}</text:span></text:p>
      <text:p text:style-name="P972"><text:span text:style-name="T973"><text:s text:c="8"/>return maxLen;</text:span></text:p>
      <text:p text:style-name="P974"><text:span text:style-name="T975"><text:s text:c="4"/>}</text:span></text:p>
      <text:p text:style-name="P976"><text:span text:style-name="T977">}<text:s/></text:span></text:p>
      <text:p text:style-name="P978">Approach:</text:p>
      <text:list text:style-name="LFO3" text:continue-numbering="true">
        <text:list-item>
          <text:p text:style-name="P979">Maintain a sliding window and a frequency map of characters.</text:p>
        </text:list-item>
        <text:list-item>
          <text:p text:style-name="P980">Expand the right pointer to include new characters.</text:p>
        </text:list-item>
        <text:list-item>
          <text:p text:style-name="P981"><text:span text:style-name="T982">If distinct count exceeds<text:s/></text:span><text:span text:style-name="T983">k</text:span><text:span text:style-name="T984">, shrink from the left until it’s at most<text:s/></text:span><text:span text:style-name="T985">k</text:span><text:span text:style-name="T986">.</text:span></text:p>
        </text:list-item>
        <text:list-item>
          <text:p text:style-name="P987">Track the maximum window length.</text:p>
        </text:list-item>
      </text:list>
      <text:p text:style-name="P988"/>
      <text:p text:style-name="P989">9. Minimum Window Substring<text:line-break/>Approach:</text:p>
      <text:list text:style-name="LFO1" text:continue-numbering="true">
        <text:list-item>
          <text:p text:style-name="P990">Build a frequency map of characters in t to know how many of each you need.</text:p>
        </text:list-item>
        <text:list-item>
          <text:p text:style-name="P991">Move right pointer through s, updating the<text:span text:style-name="T992"><text:s/>window’s counts</text:span><text:s/>until all required characters are satisfied.</text:p>
        </text:list-item>
        <text:list-item>
          <text:p text:style-name="P993">Move left pointer forward to<text:span text:style-name="T994"><text:s/>reduce the window size</text:span><text:s/>while still meeting requirements, updating the best (smallest) window found.</text:p>
        </text:list-item>
        <text:list-item>
          <text:p text:style-name="P995">Keep the start index and length of the smallest valid window seen,<text:s/>return the substring or "" if none exists.</text:p>
        </text:list-item>
      </text:list>
      <text:p text:style-name="P996"><text:line-break/>10. Fruit Into Baskets</text:p>
      <text:p text:style-name="P997"><text:span text:style-name="T998">class</text:span><text:span text:style-name="T999"><text:s/></text:span><text:span text:style-name="T1000">Solution</text:span><text:span text:style-name="T1001"><text:s/>{</text:span></text:p>
      <text:p text:style-name="P1002"><text:span text:style-name="T1003"><text:s text:c="4"/></text:span><text:span text:style-name="T1004">public</text:span><text:span text:style-name="T1005"><text:s/></text:span><text:span text:style-name="T1006">int</text:span><text:span text:style-name="T1007"><text:s/></text:span><text:span text:style-name="T1008">totalFruit</text:span><text:span text:style-name="T1009">(</text:span><text:span text:style-name="T1010">int</text:span><text:span text:style-name="T1011">[]<text:s/></text:span><text:span text:style-name="T1012">fruits</text:span><text:span text:style-name="T1013">) {</text:span></text:p>
      <text:p text:style-name="P1014"><text:span text:style-name="T1015"><text:s text:c="8"/></text:span><text:span text:style-name="T1016">int</text:span><text:span text:style-name="T1017"><text:s/></text:span><text:span text:style-name="T1018">max</text:span><text:span text:style-name="T1019"><text:s/>=<text:s/></text:span><text:span text:style-name="T1020">0</text:span><text:span text:style-name="T1021">;</text:span></text:p>
      <text:p text:style-name="P1022"><text:span text:style-name="T1023"><text:s text:c="8"/></text:span><text:span text:style-name="T1024">int</text:span><text:span text:style-name="T1025"><text:s/></text:span><text:span text:style-name="T1026">left</text:span><text:span text:style-name="T1027"><text:s text:c="2"/>=<text:s/></text:span><text:span text:style-name="T1028">0</text:span><text:span text:style-name="T1029">;</text:span></text:p>
      <text:p text:style-name="P1030"><text:span text:style-name="T1031"><text:s text:c="8"/></text:span><text:span text:style-name="T1032">Map</text:span><text:span text:style-name="T1033">&lt;</text:span><text:span text:style-name="T1034">Integer</text:span><text:span text:style-name="T1035">,<text:s/></text:span><text:span text:style-name="T1036">Integer</text:span><text:span text:style-name="T1037">&gt;<text:s/></text:span><text:span text:style-name="T1038">map</text:span><text:span text:style-name="T1039"><text:s/>=<text:s/></text:span><text:span text:style-name="T1040">new</text:span><text:span text:style-name="T1041"><text:s/></text:span><text:span text:style-name="T1042">HashMap</text:span><text:span text:style-name="T1043">&lt;&gt;();</text:span></text:p>
      <text:p text:style-name="P1044"/>
      <text:p text:style-name="P1045"><text:span text:style-name="T1046"><text:s text:c="8"/></text:span><text:span text:style-name="T1047">for</text:span><text:span text:style-name="T1048">(</text:span><text:span text:style-name="T1049">int</text:span><text:span text:style-name="T1050"><text:s/></text:span><text:span text:style-name="T1051">i</text:span><text:span text:style-name="T1052"><text:s/>=<text:s/></text:span><text:span text:style-name="T1053">0</text:span><text:span text:style-name="T1054">; i &lt;<text:s/></text:span><text:span text:style-name="T1055">fruits</text:span><text:span text:style-name="T1056">.</text:span><text:span text:style-name="T1057">length</text:span><text:span text:style-name="T1058">; i++) {</text:span></text:p>
      <text:p text:style-name="P1059"><text:span text:style-name="T1060"><text:s text:c="12"/></text:span><text:span text:style-name="T1061">map</text:span><text:span text:style-name="T1062">.</text:span><text:span text:style-name="T1063">put</text:span><text:span text:style-name="T1064">(fruits[i],<text:s/></text:span><text:span text:style-name="T1065">map</text:span><text:span text:style-name="T1066">.</text:span><text:span text:style-name="T1067">getOrDefault</text:span><text:span text:style-name="T1068">(fruits[i],<text:s/></text:span><text:span text:style-name="T1069">0</text:span><text:span text:style-name="T1070">) +<text:s/></text:span><text:span text:style-name="T1071">1</text:span><text:span text:style-name="T1072">);</text:span></text:p>
      <text:p text:style-name="P1073"/>
      <text:p text:style-name="P1074"><text:span text:style-name="T1075"><text:s text:c="12"/></text:span><text:span text:style-name="T1076">while</text:span><text:span text:style-name="T1077">(</text:span><text:span text:style-name="T1078">map</text:span><text:span text:style-name="T1079">.</text:span><text:span text:style-name="T1080">size</text:span><text:span text:style-name="T1081">() &gt;<text:s/></text:span><text:span text:style-name="T1082">2</text:span><text:span text:style-name="T1083">) {</text:span></text:p>
      <text:p text:style-name="P1084"><text:span text:style-name="T1085"><text:s text:c="16"/></text:span><text:span text:style-name="T1086">map</text:span><text:span text:style-name="T1087">.</text:span><text:span text:style-name="T1088">put</text:span><text:span text:style-name="T1089">(fruits[left],<text:s/></text:span><text:span text:style-name="T1090">map</text:span><text:span text:style-name="T1091">.</text:span><text:span text:style-name="T1092">get</text:span><text:span text:style-name="T1093">(fruits[left]) -<text:s/></text:span><text:span text:style-name="T1094">1</text:span><text:span text:style-name="T1095">);</text:span></text:p>
      <text:p text:style-name="P1096"><text:span text:style-name="T1097"><text:s text:c="16"/></text:span><text:span text:style-name="T1098">if</text:span><text:span text:style-name="T1099">(</text:span><text:span text:style-name="T1100">map</text:span><text:span text:style-name="T1101">.</text:span><text:span text:style-name="T1102">get</text:span><text:span text:style-name="T1103">(fruits[left]) ==<text:s/></text:span><text:span text:style-name="T1104">0</text:span><text:span text:style-name="T1105">) {</text:span></text:p>
      <text:p text:style-name="P1106"><text:span text:style-name="T1107"><text:s text:c="20"/></text:span><text:span text:style-name="T1108">map</text:span><text:span text:style-name="T1109">.</text:span><text:span text:style-name="T1110">remove</text:span><text:span text:style-name="T1111">(fruits[left]);</text:span></text:p>
      <text:p text:style-name="P1112"><text:s text:c="16"/>}</text:p>
      <text:p text:style-name="P1113"><text:s text:c="16"/>left++;</text:p>
      <text:p text:style-name="P1114"><text:s text:c="12"/>}</text:p>
      <text:p text:style-name="P1115"/>
      <text:p text:style-name="P1116"><text:span text:style-name="T1117"><text:s text:c="12"/>max =<text:s/></text:span><text:span text:style-name="T1118">Math</text:span><text:span text:style-name="T1119">.</text:span><text:span text:style-name="T1120">max</text:span><text:span text:style-name="T1121">(max, i - left +<text:s/></text:span><text:span text:style-name="T1122">1</text:span><text:span text:style-name="T1123">);</text:span></text:p>
      <text:p text:style-name="P1124"><text:s text:c="8"/>}</text:p>
      <text:p text:style-name="P1125"><text:span text:style-name="T1126"><text:s text:c="8"/></text:span><text:span text:style-name="T1127">return</text:span><text:span text:style-name="T1128"><text:s/>max;</text:span></text:p>
      <text:p text:style-name="P1129"><text:s text:c="4"/>}</text:p>
      <text:p text:style-name="P1130">}</text:p>
      <text:p text:style-name="Normal"/>
      <text:p text:style-name="Normal">Approach:</text:p>
      <text:list text:style-name="LFO7" text:continue-numbering="true">
        <text:list-item>
          <text:p text:style-name="P1131"><text:span text:style-name="T1132">Use a<text:s/></text:span><text:span text:style-name="T1133">sliding window</text:span><text:span text:style-name="T1134"><text:s/>with a hashmap to track fruit types and their counts in the current window.</text:span></text:p>
        </text:list-item>
        <text:list-item>
          <text:p text:style-name="P1135">Expand the window by adding the current fruit; if there are more than two types, shrink from the left until only two remain.</text:p>
        </text:list-item>
        <text:list-item>
          <text:p text:style-name="P1136">Track and update the maximum window length, which represents the most fruits collected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gyashree K</meta:initial-creator>
    <dc:creator>Bhagyashree K</dc:creator>
    <meta:creation-date>2025-08-28T19:18:00Z</meta:creation-date>
    <dc:date>2025-08-28T19:18:00Z</dc:date>
    <meta:template xlink:href="Normal.dotm" xlink:type="simple"/>
    <meta:editing-cycles>1</meta:editing-cycles>
    <meta:editing-duration>PT0S</meta:editing-duration>
    <meta:document-statistic meta:page-count="1" meta:paragraph-count="18" meta:word-count="1390" meta:character-count="9299" meta:row-count="66" meta:non-whitespace-character-count="7927"/>
  </office:meta>
</office:document-meta>
</file>